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03cm" table:align="margins"/>
    </style:style>
    <style:style style:name="Таблица1.A" style:family="table-column">
      <style:table-column-properties style:column-width="6.668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6.668cm" style:rel-column-width="2184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10.001cm" style:rel-column-width="32767*"/>
    </style:style>
    <style:style style:name="Таблица3.B" style:family="table-column">
      <style:table-column-properties style:column-width="10.00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paragraph-rsid="006e25e1"/>
    </style:style>
    <style:style style:name="P3" style:family="paragraph" style:parent-style-name="Text_20_body">
      <style:text-properties officeooo:rsid="00283e34" officeooo:paragraph-rsid="0037111c"/>
    </style:style>
    <style:style style:name="P4" style:family="paragraph" style:parent-style-name="Text_20_body">
      <style:text-properties officeooo:rsid="00393159" officeooo:paragraph-rsid="00393159"/>
    </style:style>
    <style:style style:name="P5" style:family="paragraph" style:parent-style-name="Text_20_body">
      <style:text-properties officeooo:rsid="004139e5" officeooo:paragraph-rsid="004139e5"/>
    </style:style>
    <style:style style:name="P6" style:family="paragraph" style:parent-style-name="Text_20_body">
      <style:text-properties officeooo:rsid="0046ecdb" officeooo:paragraph-rsid="0046ecdb"/>
    </style:style>
    <style:style style:name="P7" style:family="paragraph" style:parent-style-name="Text_20_body">
      <style:text-properties officeooo:rsid="0057139a" officeooo:paragraph-rsid="0057139a"/>
    </style:style>
    <style:style style:name="P8" style:family="paragraph" style:parent-style-name="Text_20_body">
      <style:text-properties officeooo:rsid="005db051" officeooo:paragraph-rsid="00985531"/>
    </style:style>
    <style:style style:name="P9" style:family="paragraph" style:parent-style-name="Text_20_body">
      <style:text-properties officeooo:rsid="005efa5e" officeooo:paragraph-rsid="005efa5e"/>
    </style:style>
    <style:style style:name="P10" style:family="paragraph" style:parent-style-name="Text_20_body">
      <style:text-properties officeooo:rsid="00781b05" officeooo:paragraph-rsid="00781b05"/>
    </style:style>
    <style:style style:name="P11" style:family="paragraph" style:parent-style-name="Text_20_body">
      <style:text-properties fo:language="ru" fo:country="RU" officeooo:rsid="0082d59c" officeooo:paragraph-rsid="0082d59c"/>
    </style:style>
    <style:style style:name="P12" style:family="paragraph" style:parent-style-name="Text_20_body">
      <style:text-properties fo:language="ru" fo:country="RU" officeooo:rsid="02776da9" officeooo:paragraph-rsid="02776da9"/>
    </style:style>
    <style:style style:name="P13" style:family="paragraph" style:parent-style-name="Text_20_body">
      <style:text-properties fo:language="ru" fo:country="RU" officeooo:rsid="02776da9" officeooo:paragraph-rsid="0279fe68"/>
    </style:style>
    <style:style style:name="P14" style:family="paragraph" style:parent-style-name="Text_20_body">
      <style:text-properties officeooo:rsid="008b8f9f" officeooo:paragraph-rsid="008b8f9f"/>
    </style:style>
    <style:style style:name="P15" style:family="paragraph" style:parent-style-name="Text_20_body">
      <style:text-properties officeooo:rsid="00969e6e" officeooo:paragraph-rsid="00969e6e"/>
    </style:style>
    <style:style style:name="P16" style:family="paragraph" style:parent-style-name="Text_20_body">
      <style:text-properties officeooo:rsid="00aeb711" officeooo:paragraph-rsid="00aeb711"/>
    </style:style>
    <style:style style:name="P17" style:family="paragraph" style:parent-style-name="Text_20_body">
      <style:text-properties officeooo:rsid="00c8a1d0" officeooo:paragraph-rsid="00c8a1d0"/>
    </style:style>
    <style:style style:name="P18" style:family="paragraph" style:parent-style-name="Text_20_body">
      <style:text-properties officeooo:paragraph-rsid="0094a95f"/>
    </style:style>
    <style:style style:name="P19" style:family="paragraph" style:parent-style-name="Text_20_body">
      <style:text-properties officeooo:rsid="00ccbf5b" officeooo:paragraph-rsid="00ccbf5b"/>
    </style:style>
    <style:style style:name="P20" style:family="paragraph" style:parent-style-name="Text_20_body">
      <style:text-properties officeooo:rsid="00dcdb8e" officeooo:paragraph-rsid="00f4ac4d"/>
    </style:style>
    <style:style style:name="P21" style:family="paragraph" style:parent-style-name="Text_20_body">
      <style:text-properties officeooo:paragraph-rsid="00ed07ec"/>
    </style:style>
    <style:style style:name="P22" style:family="paragraph" style:parent-style-name="Text_20_body">
      <style:text-properties officeooo:rsid="00ef0b7a" officeooo:paragraph-rsid="00ef0b7a"/>
    </style:style>
    <style:style style:name="P23" style:family="paragraph" style:parent-style-name="Text_20_body">
      <style:text-properties officeooo:rsid="00f4ac4d" officeooo:paragraph-rsid="00f4ac4d"/>
    </style:style>
    <style:style style:name="P24" style:family="paragraph" style:parent-style-name="Text_20_body">
      <style:text-properties officeooo:rsid="0102f9ed" officeooo:paragraph-rsid="0102f9ed"/>
    </style:style>
    <style:style style:name="P25" style:family="paragraph" style:parent-style-name="Text_20_body">
      <style:text-properties officeooo:rsid="01055331" officeooo:paragraph-rsid="01055331"/>
    </style:style>
    <style:style style:name="P26" style:family="paragraph" style:parent-style-name="Text_20_body">
      <style:text-properties officeooo:paragraph-rsid="0106bdff"/>
    </style:style>
    <style:style style:name="P27" style:family="paragraph" style:parent-style-name="Text_20_body">
      <style:text-properties officeooo:rsid="010e6c03" officeooo:paragraph-rsid="010e6c03"/>
    </style:style>
    <style:style style:name="P28" style:family="paragraph" style:parent-style-name="Text_20_body">
      <style:text-properties officeooo:rsid="012d6196" officeooo:paragraph-rsid="012d6196"/>
    </style:style>
    <style:style style:name="P29" style:family="paragraph" style:parent-style-name="Text_20_body">
      <style:text-properties officeooo:paragraph-rsid="014248c8"/>
    </style:style>
    <style:style style:name="P30" style:family="paragraph" style:parent-style-name="Text_20_body">
      <style:text-properties officeooo:rsid="0145ec7a" officeooo:paragraph-rsid="0145ec7a"/>
    </style:style>
    <style:style style:name="P31" style:family="paragraph" style:parent-style-name="Text_20_body">
      <style:text-properties officeooo:rsid="0169961a" officeooo:paragraph-rsid="0169961a"/>
    </style:style>
    <style:style style:name="P32" style:family="paragraph" style:parent-style-name="Text_20_body">
      <style:text-properties officeooo:rsid="016af3ee" officeooo:paragraph-rsid="016af3ee"/>
    </style:style>
    <style:style style:name="P33" style:family="paragraph" style:parent-style-name="Text_20_body">
      <style:text-properties officeooo:rsid="017b7e3e" officeooo:paragraph-rsid="017b7e3e"/>
    </style:style>
    <style:style style:name="P34" style:family="paragraph" style:parent-style-name="Text_20_body">
      <style:text-properties officeooo:rsid="017d85f4" officeooo:paragraph-rsid="017d85f4"/>
    </style:style>
    <style:style style:name="P35" style:family="paragraph" style:parent-style-name="Text_20_body">
      <style:text-properties officeooo:rsid="017effe9" officeooo:paragraph-rsid="017effe9"/>
    </style:style>
    <style:style style:name="P36" style:family="paragraph" style:parent-style-name="Text_20_body">
      <style:text-properties officeooo:rsid="0145ec7a" officeooo:paragraph-rsid="0145ec7a" fo:background-color="#fff200"/>
    </style:style>
    <style:style style:name="P37" style:family="paragraph" style:parent-style-name="Text_20_body">
      <style:text-properties officeooo:rsid="019dbe3f" officeooo:paragraph-rsid="019dbe3f" fo:background-color="#fff200"/>
    </style:style>
    <style:style style:name="P38" style:family="paragraph" style:parent-style-name="Text_20_body">
      <style:text-properties officeooo:rsid="02157dcf" officeooo:paragraph-rsid="02157dcf" fo:background-color="#fff200"/>
    </style:style>
    <style:style style:name="P39" style:family="paragraph" style:parent-style-name="Text_20_body">
      <style:text-properties officeooo:rsid="0187ad16" officeooo:paragraph-rsid="0187ad16"/>
    </style:style>
    <style:style style:name="P40" style:family="paragraph" style:parent-style-name="Text_20_body">
      <style:text-properties officeooo:rsid="018a0a6a" officeooo:paragraph-rsid="018a0a6a"/>
    </style:style>
    <style:style style:name="P41" style:family="paragraph" style:parent-style-name="Text_20_body">
      <style:text-properties officeooo:rsid="0197c876" officeooo:paragraph-rsid="0197c876"/>
    </style:style>
    <style:style style:name="P42" style:family="paragraph" style:parent-style-name="Text_20_body">
      <style:text-properties officeooo:rsid="01a0062e" officeooo:paragraph-rsid="01a0062e"/>
    </style:style>
    <style:style style:name="P43" style:family="paragraph" style:parent-style-name="Text_20_body">
      <style:text-properties officeooo:rsid="01b8d571" officeooo:paragraph-rsid="01b8d571"/>
    </style:style>
    <style:style style:name="P44" style:family="paragraph" style:parent-style-name="Text_20_body">
      <style:text-properties officeooo:rsid="01c52931" officeooo:paragraph-rsid="01c52931"/>
    </style:style>
    <style:style style:name="P45" style:family="paragraph" style:parent-style-name="Text_20_body">
      <style:text-properties officeooo:rsid="01cd40cb" officeooo:paragraph-rsid="01cd40cb"/>
    </style:style>
    <style:style style:name="P46" style:family="paragraph" style:parent-style-name="Text_20_body">
      <style:text-properties officeooo:rsid="01d0c81e" officeooo:paragraph-rsid="01d0c81e"/>
    </style:style>
    <style:style style:name="P47" style:family="paragraph" style:parent-style-name="Text_20_body">
      <style:text-properties officeooo:rsid="01d4975c" officeooo:paragraph-rsid="01d4975c"/>
    </style:style>
    <style:style style:name="P48" style:family="paragraph" style:parent-style-name="Text_20_body">
      <style:text-properties officeooo:rsid="01d86934" officeooo:paragraph-rsid="01d86934"/>
    </style:style>
    <style:style style:name="P49" style:family="paragraph" style:parent-style-name="Text_20_body">
      <style:text-properties officeooo:rsid="01e1875b" officeooo:paragraph-rsid="01e1875b"/>
    </style:style>
    <style:style style:name="P50" style:family="paragraph" style:parent-style-name="Text_20_body">
      <style:text-properties officeooo:rsid="006bfb65" officeooo:paragraph-rsid="0106bdff"/>
    </style:style>
    <style:style style:name="P51" style:family="paragraph" style:parent-style-name="Text_20_body">
      <style:text-properties style:font-name="Fira Sans1" fo:font-weight="normal" officeooo:rsid="00e5b09d" officeooo:paragraph-rsid="00f4ac4d" style:font-weight-asian="normal" style:font-weight-complex="normal"/>
    </style:style>
    <style:style style:name="P52" style:family="paragraph" style:parent-style-name="Text_20_body">
      <style:text-properties officeooo:rsid="02301824" officeooo:paragraph-rsid="02301824"/>
    </style:style>
    <style:style style:name="P53" style:family="paragraph" style:parent-style-name="Text_20_body">
      <style:text-properties officeooo:rsid="0274462c" officeooo:paragraph-rsid="0274462c"/>
    </style:style>
    <style:style style:name="P54" style:family="paragraph" style:parent-style-name="код">
      <style:text-properties fo:language="en" fo:country="US"/>
    </style:style>
    <style:style style:name="P55" style:family="paragraph" style:parent-style-name="код">
      <style:text-properties fo:language="en" fo:country="US" officeooo:rsid="00827c95" officeooo:paragraph-rsid="00827c95"/>
    </style:style>
    <style:style style:name="P56" style:family="paragraph" style:parent-style-name="код">
      <style:text-properties fo:language="en" fo:country="US" officeooo:rsid="009f57f8" officeooo:paragraph-rsid="009f57f8"/>
    </style:style>
    <style:style style:name="P57" style:family="paragraph" style:parent-style-name="код">
      <style:text-properties fo:language="en" fo:country="US" officeooo:rsid="02745f39" officeooo:paragraph-rsid="02745f39"/>
    </style:style>
    <style:style style:name="P58" style:family="paragraph" style:parent-style-name="код">
      <style:text-properties officeooo:rsid="00bcfda2" officeooo:paragraph-rsid="00bcfda2"/>
    </style:style>
    <style:style style:name="P59" style:family="paragraph" style:parent-style-name="код">
      <style:text-properties officeooo:rsid="00bea177" officeooo:paragraph-rsid="00e71888"/>
    </style:style>
    <style:style style:name="P60" style:family="paragraph" style:parent-style-name="код">
      <style:text-properties style:use-window-font-color="true" officeooo:rsid="00c32030" officeooo:paragraph-rsid="00c32030"/>
    </style:style>
    <style:style style:name="P61" style:family="paragraph" style:parent-style-name="код">
      <style:text-properties fo:color="#ed1c24" fo:language="en" fo:country="US" officeooo:rsid="009f57f8" officeooo:paragraph-rsid="009f57f8"/>
    </style:style>
    <style:style style:name="P62" style:family="paragraph" style:parent-style-name="код">
      <style:text-properties fo:color="#ed1c24" officeooo:rsid="01103e7c" officeooo:paragraph-rsid="01103e7c"/>
    </style:style>
    <style:style style:name="P63" style:family="paragraph" style:parent-style-name="код">
      <style:text-properties fo:color="#ed1c24" officeooo:rsid="01e70819" officeooo:paragraph-rsid="01e58ff0"/>
    </style:style>
    <style:style style:name="P64" style:family="paragraph" style:parent-style-name="код">
      <style:text-properties fo:color="#ed1c24" fo:language="ru" fo:country="RU" fo:font-weight="normal" officeooo:rsid="022ba06b" officeooo:paragraph-rsid="022ba06b" style:font-weight-asian="normal" style:font-weight-complex="normal"/>
    </style:style>
    <style:style style:name="P65" style:family="paragraph" style:parent-style-name="код">
      <style:text-properties officeooo:rsid="00e5b09d" officeooo:paragraph-rsid="00e5b09d"/>
    </style:style>
    <style:style style:name="P66" style:family="paragraph" style:parent-style-name="код">
      <style:text-properties officeooo:rsid="00fd44ed" officeooo:paragraph-rsid="00fd44ed"/>
    </style:style>
    <style:style style:name="P67" style:family="paragraph" style:parent-style-name="код">
      <style:text-properties officeooo:rsid="01055331" officeooo:paragraph-rsid="01055331"/>
    </style:style>
    <style:style style:name="P68" style:family="paragraph" style:parent-style-name="код">
      <style:text-properties officeooo:rsid="010e6c03" officeooo:paragraph-rsid="01103e7c"/>
    </style:style>
    <style:style style:name="P69" style:family="paragraph" style:parent-style-name="код">
      <style:text-properties officeooo:rsid="0132cc64" officeooo:paragraph-rsid="0132cc64"/>
    </style:style>
    <style:style style:name="P70" style:family="paragraph" style:parent-style-name="код">
      <style:text-properties officeooo:rsid="017b7e3e" officeooo:paragraph-rsid="017b7e3e"/>
    </style:style>
    <style:style style:name="P71" style:family="paragraph" style:parent-style-name="код">
      <style:text-properties officeooo:rsid="0199677a" officeooo:paragraph-rsid="0199677a"/>
    </style:style>
    <style:style style:name="P72" style:family="paragraph" style:parent-style-name="код">
      <style:text-properties officeooo:rsid="01a0062e" officeooo:paragraph-rsid="01a0062e"/>
    </style:style>
    <style:style style:name="P73" style:family="paragraph" style:parent-style-name="код">
      <style:text-properties officeooo:rsid="01a50ba3" officeooo:paragraph-rsid="01a50ba3"/>
    </style:style>
    <style:style style:name="P74" style:family="paragraph" style:parent-style-name="код">
      <style:text-properties officeooo:paragraph-rsid="01af1fe9"/>
    </style:style>
    <style:style style:name="P75" style:family="paragraph" style:parent-style-name="код">
      <style:text-properties officeooo:rsid="01bdf9e4" officeooo:paragraph-rsid="01bdf9e4"/>
    </style:style>
    <style:style style:name="P76" style:family="paragraph" style:parent-style-name="код">
      <style:text-properties officeooo:rsid="01bf1efb" officeooo:paragraph-rsid="01bf1efb"/>
    </style:style>
    <style:style style:name="P77" style:family="paragraph" style:parent-style-name="код">
      <style:text-properties officeooo:paragraph-rsid="01bf443b"/>
    </style:style>
    <style:style style:name="P78" style:family="paragraph" style:parent-style-name="код">
      <style:text-properties officeooo:rsid="01d0dd65" officeooo:paragraph-rsid="01d0dd65"/>
    </style:style>
    <style:style style:name="P79" style:family="paragraph" style:parent-style-name="код">
      <style:text-properties officeooo:rsid="01dbed2e" officeooo:paragraph-rsid="01dbed2e"/>
    </style:style>
    <style:style style:name="P80" style:family="paragraph" style:parent-style-name="код">
      <style:text-properties officeooo:rsid="01dbed2e" officeooo:paragraph-rsid="01ecc25e"/>
    </style:style>
    <style:style style:name="P81" style:family="paragraph" style:parent-style-name="код">
      <style:text-properties officeooo:rsid="01e1875b" officeooo:paragraph-rsid="01e1875b"/>
    </style:style>
    <style:style style:name="P82" style:family="paragraph" style:parent-style-name="код">
      <style:text-properties officeooo:paragraph-rsid="01e58ff0"/>
    </style:style>
    <style:style style:name="P83" style:family="paragraph" style:parent-style-name="код">
      <style:text-properties officeooo:paragraph-rsid="01f3aa2f"/>
    </style:style>
    <style:style style:name="P84" style:family="paragraph" style:parent-style-name="код">
      <style:text-properties officeooo:paragraph-rsid="0204b3ed"/>
    </style:style>
    <style:style style:name="P85" style:family="paragraph" style:parent-style-name="код">
      <style:text-properties officeooo:paragraph-rsid="0208c6f0"/>
    </style:style>
    <style:style style:name="P86" style:family="paragraph" style:parent-style-name="код">
      <style:text-properties officeooo:rsid="0215f6a3" officeooo:paragraph-rsid="0215f6a3"/>
    </style:style>
    <style:style style:name="P87" style:family="paragraph" style:parent-style-name="код">
      <style:text-properties officeooo:paragraph-rsid="022b5013"/>
    </style:style>
    <style:style style:name="P88" style:family="paragraph" style:parent-style-name="код">
      <style:text-properties officeooo:paragraph-rsid="022ba06b"/>
    </style:style>
    <style:style style:name="P89" style:family="paragraph" style:parent-style-name="код">
      <style:text-properties officeooo:paragraph-rsid="022e2650"/>
    </style:style>
    <style:style style:name="P90" style:family="paragraph" style:parent-style-name="код">
      <style:text-properties officeooo:paragraph-rsid="0242fade"/>
    </style:style>
    <style:style style:name="P91" style:family="paragraph" style:parent-style-name="код">
      <style:text-properties officeooo:paragraph-rsid="02436387"/>
    </style:style>
    <style:style style:name="P92" style:family="paragraph" style:parent-style-name="код">
      <style:text-properties officeooo:paragraph-rsid="02490091"/>
    </style:style>
    <style:style style:name="P93" style:family="paragraph" style:parent-style-name="код">
      <style:text-properties officeooo:paragraph-rsid="024b4f1b"/>
    </style:style>
    <style:style style:name="P94" style:family="paragraph" style:parent-style-name="код">
      <style:text-properties officeooo:paragraph-rsid="02690813"/>
    </style:style>
    <style:style style:name="P95" style:family="paragraph" style:parent-style-name="код">
      <loext:graphic-properties draw:fill="none"/>
      <style:paragraph-properties fo:margin-left="1cm" fo:margin-right="0cm" fo:text-indent="0cm" style:auto-text-indent="false" fo:background-color="transparent"/>
      <style:text-properties officeooo:rsid="0046ecdb" officeooo:paragraph-rsid="0046ecdb"/>
    </style:style>
    <style:style style:name="P96" style:family="paragraph" style:parent-style-name="Standard">
      <style:text-properties officeooo:paragraph-rsid="01136989"/>
    </style:style>
    <style:style style:name="P97" style:family="paragraph" style:parent-style-name="Standard">
      <style:text-properties officeooo:rsid="011fdeff" officeooo:paragraph-rsid="01269439"/>
    </style:style>
    <style:style style:name="P98" style:family="paragraph" style:parent-style-name="Standard">
      <style:text-properties officeooo:paragraph-rsid="0140555e"/>
    </style:style>
    <style:style style:name="P99" style:family="paragraph" style:parent-style-name="Standard">
      <style:text-properties officeooo:paragraph-rsid="0155431f"/>
    </style:style>
    <style:style style:name="P100" style:family="paragraph" style:parent-style-name="Standard">
      <style:text-properties officeooo:paragraph-rsid="0156e796"/>
    </style:style>
    <style:style style:name="P101" style:family="paragraph" style:parent-style-name="Standard">
      <style:text-properties officeooo:rsid="015927ae" officeooo:paragraph-rsid="015927ae"/>
    </style:style>
    <style:style style:name="P102" style:family="paragraph" style:parent-style-name="Standard">
      <style:text-properties officeooo:rsid="015d24b1" officeooo:paragraph-rsid="015d24b1"/>
    </style:style>
    <style:style style:name="P103" style:family="paragraph" style:parent-style-name="Standard">
      <style:text-properties officeooo:rsid="015fd638" officeooo:paragraph-rsid="015fd638"/>
    </style:style>
    <style:style style:name="P104" style:family="paragraph" style:parent-style-name="Standard">
      <style:text-properties officeooo:rsid="016459ca" officeooo:paragraph-rsid="016459ca"/>
    </style:style>
    <style:style style:name="P105" style:family="paragraph" style:parent-style-name="Standard">
      <style:paragraph-properties fo:break-before="page"/>
      <style:text-properties officeooo:rsid="016459ca" officeooo:paragraph-rsid="016459ca"/>
    </style:style>
    <style:style style:name="P106" style:family="paragraph" style:parent-style-name="Text_20_body">
      <style:paragraph-properties fo:break-before="page"/>
      <style:text-properties officeooo:rsid="00dcdb8e" officeooo:paragraph-rsid="00f4ac4d"/>
    </style:style>
    <style:style style:name="P107" style:family="paragraph" style:parent-style-name="Text_20_body">
      <style:paragraph-properties fo:break-before="page"/>
      <style:text-properties officeooo:rsid="01119bcc" officeooo:paragraph-rsid="01119bcc"/>
    </style:style>
    <style:style style:name="P108" style:family="paragraph" style:parent-style-name="Text_20_body">
      <style:paragraph-properties fo:break-before="page"/>
      <style:text-properties officeooo:paragraph-rsid="014248c8"/>
    </style:style>
    <style:style style:name="P109" style:family="paragraph" style:parent-style-name="Text_20_body">
      <style:paragraph-properties fo:break-before="page"/>
      <style:text-properties officeooo:rsid="01797d7c" officeooo:paragraph-rsid="01797d7c"/>
    </style:style>
    <style:style style:name="P110" style:family="paragraph" style:parent-style-name="Text_20_body">
      <style:paragraph-properties fo:break-before="page"/>
      <style:text-properties officeooo:rsid="01a50ba3" officeooo:paragraph-rsid="01a50ba3"/>
    </style:style>
    <style:style style:name="P111" style:family="paragraph" style:parent-style-name="Text_20_body">
      <style:paragraph-properties fo:break-before="page"/>
      <style:text-properties fo:background-color="#fff200"/>
    </style:style>
    <style:style style:name="P112" style:family="paragraph" style:parent-style-name="Text_20_body">
      <style:paragraph-properties fo:break-before="page"/>
      <style:text-properties officeooo:paragraph-rsid="026cb79e"/>
    </style:style>
    <style:style style:name="P113" style:family="paragraph" style:parent-style-name="Horizontal_20_Line">
      <style:text-properties officeooo:rsid="012cd77f"/>
    </style:style>
    <style:style style:name="P114" style:family="paragraph" style:parent-style-name="Table_20_Contents">
      <style:paragraph-properties fo:text-align="center" style:justify-single-word="false"/>
      <style:text-properties style:font-name="Fira Sans2" officeooo:rsid="00e352f8" officeooo:paragraph-rsid="01136989"/>
    </style:style>
    <style:style style:name="P115" style:family="paragraph" style:parent-style-name="Table_20_Contents">
      <style:paragraph-properties fo:text-align="center" style:justify-single-word="false"/>
      <style:text-properties style:font-name="Fira Sans2" officeooo:rsid="000c8c6f" officeooo:paragraph-rsid="01136989"/>
    </style:style>
    <style:style style:name="P116" style:family="paragraph" style:parent-style-name="Table_20_Contents">
      <style:text-properties style:font-name="Fira Sans2" officeooo:rsid="000c8c6f" officeooo:paragraph-rsid="01136989"/>
    </style:style>
    <style:style style:name="P117" style:family="paragraph" style:parent-style-name="Table_20_Contents">
      <style:text-properties style:font-name="Fira Sans2" fo:language="ru" fo:country="RU" officeooo:rsid="011bd4b0" officeooo:paragraph-rsid="011bd4b0"/>
    </style:style>
    <style:style style:name="P118" style:family="paragraph" style:parent-style-name="Table_20_Contents">
      <style:text-properties style:font-name="Fira Sans2" officeooo:rsid="0084e1d5" officeooo:paragraph-rsid="01136989"/>
    </style:style>
    <style:style style:name="P119" style:family="paragraph" style:parent-style-name="Table_20_Contents">
      <style:paragraph-properties fo:text-align="center" style:justify-single-word="false"/>
      <style:text-properties style:font-name="Fira Sans2" officeooo:rsid="011bd4b0" officeooo:paragraph-rsid="011bd4b0"/>
    </style:style>
    <style:style style:name="P120" style:family="paragraph" style:parent-style-name="Table_20_Contents">
      <style:text-properties style:font-name="Fira Sans2" officeooo:rsid="011bd4b0" officeooo:paragraph-rsid="011bd4b0"/>
    </style:style>
    <style:style style:name="P121" style:family="paragraph" style:parent-style-name="Table_20_Contents">
      <style:text-properties style:font-name="Fira Mono1" officeooo:rsid="000c8c6f" officeooo:paragraph-rsid="01136989"/>
    </style:style>
    <style:style style:name="P122" style:family="paragraph" style:parent-style-name="Table_20_Contents">
      <style:text-properties style:font-name="Fira Mono1" fo:language="en" fo:country="US" officeooo:rsid="000c8c6f" officeooo:paragraph-rsid="01136989"/>
    </style:style>
    <style:style style:name="P123" style:family="paragraph" style:parent-style-name="Table_20_Contents">
      <style:text-properties style:font-name="Fira Mono1" fo:language="en" fo:country="US" officeooo:rsid="0084e1d5" officeooo:paragraph-rsid="01136989"/>
    </style:style>
    <style:style style:name="P124" style:family="paragraph" style:parent-style-name="Table_20_Contents">
      <style:text-properties style:font-name="Fira Mono1" officeooo:paragraph-rsid="01136989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352f8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113762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ru" fo:country="RU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2" fo:font-size="12pt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5e97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6a3ac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font-style="normal" fo:text-shadow="none" style:text-underline-style="none" fo:font-weight="normal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Standard" style:list-style-name="L1">
      <style:text-properties officeooo:rsid="016459ca" officeooo:paragraph-rsid="017131e9"/>
    </style:style>
    <style:style style:name="P137" style:family="paragraph" style:parent-style-name="Standard" style:list-style-name="L1">
      <style:text-properties officeooo:rsid="01649270" officeooo:paragraph-rsid="017131e9"/>
    </style:style>
    <style:style style:name="P138" style:family="paragraph" style:parent-style-name="код" style:list-style-name="L1">
      <style:text-properties officeooo:paragraph-rsid="0172c59a"/>
    </style:style>
    <style:style style:name="P139" style:family="paragraph" style:parent-style-name="код" style:list-style-name="L1">
      <style:text-properties officeooo:paragraph-rsid="01755107"/>
    </style:style>
    <style:style style:name="P140" style:family="paragraph" style:parent-style-name="код" style:list-style-name="L1">
      <style:text-properties officeooo:paragraph-rsid="017131e9"/>
    </style:style>
    <style:style style:name="P141" style:family="paragraph" style:parent-style-name="код" style:list-style-name="L1">
      <style:text-properties officeooo:rsid="017131e9" officeooo:paragraph-rsid="0172c59a"/>
    </style:style>
    <style:style style:name="P142" style:family="paragraph" style:parent-style-name="код" style:list-style-name="L1">
      <style:text-properties officeooo:rsid="0172c59a" officeooo:paragraph-rsid="0172c59a"/>
    </style:style>
    <style:style style:name="P143" style:family="paragraph" style:parent-style-name="код" style:list-style-name="L1">
      <style:text-properties officeooo:rsid="0166d6d6" officeooo:paragraph-rsid="017131e9"/>
    </style:style>
    <style:style style:name="P144" style:family="paragraph" style:parent-style-name="код">
      <style:text-properties fo:language="en" fo:country="US" officeooo:rsid="02745f39" officeooo:paragraph-rsid="027d78f2"/>
    </style:style>
    <style:style style:name="P145" style:family="paragraph" style:parent-style-name="код" style:list-style-name="L1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b4af7"/>
    </style:style>
    <style:style style:name="T4" style:family="text">
      <style:text-properties fo:language="en" fo:country="US" officeooo:rsid="0086cf6f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officeooo:rsid="00f7d842"/>
    </style:style>
    <style:style style:name="T7" style:family="text">
      <style:text-properties fo:language="en" fo:country="US" officeooo:rsid="0279fe68"/>
    </style:style>
    <style:style style:name="T8" style:family="text">
      <style:text-properties fo:language="en" fo:country="US" officeooo:rsid="02796634" fo:background-color="#fff200" loext:char-shading-value="0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1d0d1"/>
    </style:style>
    <style:style style:name="T11" style:family="text">
      <style:text-properties fo:language="ru" fo:country="RU" officeooo:rsid="00129ef0"/>
    </style:style>
    <style:style style:name="T12" style:family="text">
      <style:text-properties fo:language="ru" fo:country="RU" officeooo:rsid="00289788"/>
    </style:style>
    <style:style style:name="T13" style:family="text">
      <style:text-properties fo:language="ru" fo:country="RU" officeooo:rsid="0029309c"/>
    </style:style>
    <style:style style:name="T14" style:family="text">
      <style:text-properties fo:language="ru" fo:country="RU" officeooo:rsid="0029836a"/>
    </style:style>
    <style:style style:name="T15" style:family="text">
      <style:text-properties fo:language="ru" fo:country="RU" officeooo:rsid="003187c2"/>
    </style:style>
    <style:style style:name="T16" style:family="text">
      <style:text-properties fo:language="ru" fo:country="RU" officeooo:rsid="00326370"/>
    </style:style>
    <style:style style:name="T17" style:family="text">
      <style:text-properties fo:language="ru" fo:country="RU" officeooo:rsid="00334008"/>
    </style:style>
    <style:style style:name="T18" style:family="text">
      <style:text-properties fo:language="ru" fo:country="RU" officeooo:rsid="003b046e"/>
    </style:style>
    <style:style style:name="T19" style:family="text">
      <style:text-properties fo:language="ru" fo:country="RU" officeooo:rsid="003baf44"/>
    </style:style>
    <style:style style:name="T20" style:family="text">
      <style:text-properties fo:language="ru" fo:country="RU" officeooo:rsid="003be606"/>
    </style:style>
    <style:style style:name="T21" style:family="text">
      <style:text-properties fo:language="ru" fo:country="RU" fo:font-style="italic" officeooo:rsid="003fe919" style:font-style-asian="italic" style:font-style-complex="italic"/>
    </style:style>
    <style:style style:name="T22" style:family="text">
      <style:text-properties fo:language="ru" fo:country="RU" fo:font-style="italic" fo:background-color="#fff200" loext:char-shading-value="0" style:font-style-asian="italic" style:font-style-complex="italic"/>
    </style:style>
    <style:style style:name="T23" style:family="text">
      <style:text-properties fo:language="ru" fo:country="RU" fo:font-style="italic" officeooo:rsid="002d77fa" fo:background-color="#fff200" loext:char-shading-value="0" style:font-style-asian="italic" style:font-style-complex="italic"/>
    </style:style>
    <style:style style:name="T24" style:family="text">
      <style:text-properties fo:language="ru" fo:country="RU" fo:font-style="italic" officeooo:rsid="00289788" fo:background-color="#fff200" loext:char-shading-value="0" style:font-style-asian="italic" style:font-style-complex="italic"/>
    </style:style>
    <style:style style:name="T25" style:family="text">
      <style:text-properties fo:language="ru" fo:country="RU" fo:font-style="italic" fo:background-color="transparent" loext:char-shading-value="0" style:font-style-asian="italic" style:font-style-complex="italic"/>
    </style:style>
    <style:style style:name="T26" style:family="text">
      <style:text-properties fo:language="ru" fo:country="RU" officeooo:rsid="003d3176"/>
    </style:style>
    <style:style style:name="T27" style:family="text">
      <style:text-properties fo:language="ru" fo:country="RU" officeooo:rsid="003e83d1"/>
    </style:style>
    <style:style style:name="T28" style:family="text">
      <style:text-properties fo:language="ru" fo:country="RU" officeooo:rsid="003fe919"/>
    </style:style>
    <style:style style:name="T29" style:family="text">
      <style:text-properties fo:language="ru" fo:country="RU" fo:font-style="normal" officeooo:rsid="003fe919" style:font-style-asian="normal" style:font-style-complex="normal"/>
    </style:style>
    <style:style style:name="T30" style:family="text">
      <style:text-properties fo:language="ru" fo:country="RU" fo:font-style="normal" officeooo:rsid="00409a67" style:font-style-asian="normal" style:font-style-complex="normal"/>
    </style:style>
    <style:style style:name="T31" style:family="text">
      <style:text-properties fo:language="ru" fo:country="RU" fo:font-style="normal" fo:background-color="#fff200" loext:char-shading-value="0" style:font-style-asian="normal" style:font-style-complex="normal"/>
    </style:style>
    <style:style style:name="T32" style:family="text">
      <style:text-properties fo:language="ru" fo:country="RU" fo:font-style="normal" officeooo:rsid="003fe919" fo:background-color="#fff200" loext:char-shading-value="0" style:font-style-asian="normal" style:font-style-complex="normal"/>
    </style:style>
    <style:style style:name="T33" style:family="text">
      <style:text-properties fo:language="ru" fo:country="RU" fo:font-style="normal" fo:background-color="transparent" loext:char-shading-value="0" style:font-style-asian="normal" style:font-style-complex="normal"/>
    </style:style>
    <style:style style:name="T34" style:family="text">
      <style:text-properties fo:language="ru" fo:country="RU" fo:font-style="normal" officeooo:rsid="0046ecdb" fo:background-color="transparent" loext:char-shading-value="0" style:font-style-asian="normal" style:font-style-complex="normal"/>
    </style:style>
    <style:style style:name="T35" style:family="text">
      <style:text-properties fo:language="ru" fo:country="RU" fo:font-style="normal" officeooo:rsid="0057502f" fo:background-color="transparent" loext:char-shading-value="0" style:font-style-asian="normal" style:font-style-complex="normal"/>
    </style:style>
    <style:style style:name="T36" style:family="text">
      <style:text-properties fo:language="ru" fo:country="RU" fo:background-color="#fff200" loext:char-shading-value="0"/>
    </style:style>
    <style:style style:name="T37" style:family="text">
      <style:text-properties fo:language="ru" fo:country="RU" officeooo:rsid="00289788" fo:background-color="#fff200" loext:char-shading-value="0"/>
    </style:style>
    <style:style style:name="T38" style:family="text">
      <style:text-properties fo:language="ru" fo:country="RU" officeooo:rsid="00393159" fo:background-color="#fff200" loext:char-shading-value="0"/>
    </style:style>
    <style:style style:name="T39" style:family="text">
      <style:text-properties fo:language="ru" fo:country="RU" officeooo:rsid="00a528b3" fo:background-color="#fff200" loext:char-shading-value="0"/>
    </style:style>
    <style:style style:name="T40" style:family="text">
      <style:text-properties fo:language="ru" fo:country="RU" officeooo:rsid="00b4412d" fo:background-color="#fff200" loext:char-shading-value="0"/>
    </style:style>
    <style:style style:name="T41" style:family="text">
      <style:text-properties fo:language="ru" fo:country="RU" officeooo:rsid="00ac45ce" fo:background-color="#fff200" loext:char-shading-value="0"/>
    </style:style>
    <style:style style:name="T42" style:family="text">
      <style:text-properties fo:language="ru" fo:country="RU" officeooo:rsid="00c780d2" fo:background-color="#fff200" loext:char-shading-value="0"/>
    </style:style>
    <style:style style:name="T43" style:family="text">
      <style:text-properties fo:language="ru" fo:country="RU" officeooo:rsid="00cebf3a" fo:background-color="#fff200" loext:char-shading-value="0"/>
    </style:style>
    <style:style style:name="T44" style:family="text">
      <style:text-properties fo:language="ru" fo:country="RU" officeooo:rsid="00b79743" fo:background-color="#fff200" loext:char-shading-value="0"/>
    </style:style>
    <style:style style:name="T45" style:family="text">
      <style:text-properties fo:language="ru" fo:country="RU" officeooo:rsid="00b9e4c1" fo:background-color="#fff200" loext:char-shading-value="0"/>
    </style:style>
    <style:style style:name="T46" style:family="text">
      <style:text-properties fo:language="ru" fo:country="RU" fo:font-weight="normal" officeooo:rsid="00969e6e" fo:background-color="transparent" loext:char-shading-value="0" style:font-weight-asian="normal" style:font-weight-complex="normal"/>
    </style:style>
    <style:style style:name="T47" style:family="text">
      <style:text-properties fo:language="ru" fo:country="RU" fo:font-weight="normal" officeooo:rsid="00998bba" style:font-weight-asian="normal" style:font-weight-complex="normal"/>
    </style:style>
    <style:style style:name="T48" style:family="text">
      <style:text-properties fo:language="ru" fo:country="RU" fo:font-weight="normal" officeooo:rsid="003cedd1" style:font-weight-asian="normal" style:font-weight-complex="normal"/>
    </style:style>
    <style:style style:name="T49" style:family="text">
      <style:text-properties fo:language="ru" fo:country="RU" officeooo:rsid="00a528b3"/>
    </style:style>
    <style:style style:name="T50" style:family="text">
      <style:text-properties fo:language="ru" fo:country="RU" officeooo:rsid="00a5eaf3"/>
    </style:style>
    <style:style style:name="T51" style:family="text">
      <style:text-properties fo:language="ru" fo:country="RU" officeooo:rsid="00a96cf9"/>
    </style:style>
    <style:style style:name="T52" style:family="text">
      <style:text-properties fo:language="ru" fo:country="RU" officeooo:rsid="00aa3b05"/>
    </style:style>
    <style:style style:name="T53" style:family="text">
      <style:text-properties fo:language="ru" fo:country="RU" officeooo:rsid="00ac45ce"/>
    </style:style>
    <style:style style:name="T54" style:family="text">
      <style:text-properties fo:language="ru" fo:country="RU" officeooo:rsid="00ae8891"/>
    </style:style>
    <style:style style:name="T55" style:family="text">
      <style:text-properties fo:language="ru" fo:country="RU" officeooo:rsid="00b08886"/>
    </style:style>
    <style:style style:name="T56" style:family="text">
      <style:text-properties fo:language="ru" fo:country="RU" officeooo:rsid="00b213dc"/>
    </style:style>
    <style:style style:name="T57" style:family="text">
      <style:text-properties fo:language="ru" fo:country="RU" officeooo:rsid="00b3fddc"/>
    </style:style>
    <style:style style:name="T58" style:family="text">
      <style:text-properties fo:language="ru" fo:country="RU" officeooo:rsid="00b4412d"/>
    </style:style>
    <style:style style:name="T59" style:family="text">
      <style:text-properties fo:language="ru" fo:country="RU" officeooo:rsid="00b79743"/>
    </style:style>
    <style:style style:name="T60" style:family="text">
      <style:text-properties fo:language="ru" fo:country="RU" officeooo:rsid="00b9e4c1"/>
    </style:style>
    <style:style style:name="T61" style:family="text">
      <style:text-properties fo:language="ru" fo:country="RU" officeooo:rsid="0094a95f"/>
    </style:style>
    <style:style style:name="T62" style:family="text">
      <style:text-properties fo:language="ru" fo:country="RU" officeooo:rsid="00cebf3a"/>
    </style:style>
    <style:style style:name="T63" style:family="text">
      <style:text-properties fo:language="ru" fo:country="RU" officeooo:rsid="00d14ccd"/>
    </style:style>
    <style:style style:name="T64" style:family="text">
      <style:text-properties fo:language="ru" fo:country="RU" officeooo:rsid="00d4d2fe"/>
    </style:style>
    <style:style style:name="T65" style:family="text">
      <style:text-properties fo:language="ru" fo:country="RU" officeooo:rsid="01020cef"/>
    </style:style>
    <style:style style:name="T66" style:family="text">
      <style:text-properties fo:language="ru" fo:country="RU" officeooo:rsid="00ee2045"/>
    </style:style>
    <style:style style:name="T67" style:family="text">
      <style:text-properties fo:language="ru" fo:country="RU" officeooo:rsid="00ebfb80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de3357" style:font-weight-asian="bold" style:font-weight-complex="bold"/>
    </style:style>
    <style:style style:name="T70" style:family="text">
      <style:text-properties fo:font-weight="bold" officeooo:rsid="01393adf" style:font-weight-asian="bold" style:font-weight-complex="bold"/>
    </style:style>
    <style:style style:name="T71" style:family="text">
      <style:text-properties fo:font-weight="bold" officeooo:rsid="0079a2f3" fo:background-color="transparent" loext:char-shading-value="0" style:font-weight-asian="bold" style:font-weight-complex="bold"/>
    </style:style>
    <style:style style:name="T72" style:family="text">
      <style:text-properties fo:font-weight="bold" fo:background-color="#fff200" loext:char-shading-value="0" style:font-weight-asian="bold" style:font-weight-complex="bold"/>
    </style:style>
    <style:style style:name="T73" style:family="text">
      <style:text-properties officeooo:rsid="001476f0"/>
    </style:style>
    <style:style style:name="T74" style:family="text">
      <style:text-properties officeooo:rsid="0017b78a"/>
    </style:style>
    <style:style style:name="T75" style:family="text">
      <style:text-properties fo:font-style="italic" officeooo:rsid="001476f0" fo:background-color="#fff200" loext:char-shading-value="0" style:font-style-asian="italic" style:font-style-complex="italic"/>
    </style:style>
    <style:style style:name="T76" style:family="text">
      <style:text-properties fo:font-style="italic" officeooo:rsid="005a3c8d" fo:background-color="#fff200" loext:char-shading-value="0" style:font-style-asian="italic" style:font-style-complex="italic"/>
    </style:style>
    <style:style style:name="T77" style:family="text">
      <style:text-properties fo:color="#0066b3" fo:font-weight="bold" style:font-weight-asian="bold" style:font-weight-complex="bold"/>
    </style:style>
    <style:style style:name="T78" style:family="text">
      <style:text-properties fo:color="#0066b3" fo:font-weight="bold" officeooo:rsid="01393adf" style:font-weight-asian="bold" style:font-weight-complex="bold"/>
    </style:style>
    <style:style style:name="T79" style:family="text">
      <style:text-properties fo:color="#0066b3" fo:font-weight="bold" officeooo:rsid="013c0622" style:font-weight-asian="bold" style:font-weight-complex="bold"/>
    </style:style>
    <style:style style:name="T80" style:family="text">
      <style:text-properties fo:color="#0066b3" fo:font-weight="bold" officeooo:rsid="013d4ec2" style:font-weight-asian="bold" style:font-weight-complex="bold"/>
    </style:style>
    <style:style style:name="T81" style:family="text">
      <style:text-properties fo:color="#0066b3" fo:font-weight="bold" officeooo:rsid="013be9ad" style:font-weight-asian="bold" style:font-weight-complex="bold"/>
    </style:style>
    <style:style style:name="T82" style:family="text">
      <style:text-properties fo:color="#0066b3" fo:font-weight="bold" officeooo:rsid="0153b7db" style:font-weight-asian="bold" style:font-weight-complex="bold"/>
    </style:style>
    <style:style style:name="T83" style:family="text">
      <style:text-properties fo:color="#0066b3" fo:font-weight="bold" officeooo:rsid="0155431f" style:font-weight-asian="bold" style:font-weight-complex="bold"/>
    </style:style>
    <style:style style:name="T84" style:family="text">
      <style:text-properties fo:color="#0066b3" fo:font-weight="bold" officeooo:rsid="0232e219" style:font-weight-asian="bold" style:font-weight-complex="bold"/>
    </style:style>
    <style:style style:name="T85" style:family="text">
      <style:text-properties fo:color="#0066b3" fo:font-weight="bold" officeooo:rsid="026e03bb" style:font-weight-asian="bold" style:font-weight-complex="bold"/>
    </style:style>
    <style:style style:name="T86" style:family="text">
      <style:text-properties fo:color="#0066b3" fo:font-weight="bold" fo:background-color="#fff200" loext:char-shading-value="0" style:font-weight-asian="bold" style:font-weight-complex="bold"/>
    </style:style>
    <style:style style:name="T87" style:family="text">
      <style:text-properties fo:color="#0066b3" fo:font-weight="bold" officeooo:rsid="006a7e4b" fo:background-color="#fff200" loext:char-shading-value="0" style:font-weight-asian="bold" style:font-weight-complex="bold"/>
    </style:style>
    <style:style style:name="T88" style:family="text">
      <style:text-properties fo:color="#0066b3" fo:font-weight="bold" officeooo:rsid="01d0dd65" fo:background-color="#fff200" loext:char-shading-value="0" style:font-weight-asian="bold" style:font-weight-complex="bold"/>
    </style:style>
    <style:style style:name="T89" style:family="text">
      <style:text-properties fo:color="#0066b3" fo:font-weight="bold" officeooo:rsid="026e03bb" fo:background-color="#fff200" loext:char-shading-value="0" style:font-weight-asian="bold" style:font-weight-complex="bold"/>
    </style:style>
    <style:style style:name="T90" style:family="text">
      <style:text-properties fo:color="#0066b3" fo:font-weight="bold" fo:background-color="transparent" loext:char-shading-value="0" style:font-weight-asian="bold" style:font-weight-complex="bold"/>
    </style:style>
    <style:style style:name="T91" style:family="text">
      <style:text-properties fo:color="#0066b3" fo:language="ru" fo:country="RU" fo:font-weight="bold" style:font-weight-asian="bold" style:font-weight-complex="bold"/>
    </style:style>
    <style:style style:name="T92" style:family="text">
      <style:text-properties fo:color="#0066b3" fo:language="ru" fo:country="RU" fo:font-weight="bold" officeooo:rsid="00129ef0" style:font-weight-asian="bold" style:font-weight-complex="bold"/>
    </style:style>
    <style:style style:name="T93" style:family="text">
      <style:text-properties fo:color="#0066b3" fo:language="ru" fo:country="RU" fo:font-weight="bold" officeooo:rsid="00289788" style:font-weight-asian="bold" style:font-weight-complex="bold"/>
    </style:style>
    <style:style style:name="T94" style:family="text">
      <style:text-properties fo:color="#0066b3" fo:language="ru" fo:country="RU" fo:font-weight="bold" officeooo:rsid="00b08886" style:font-weight-asian="bold" style:font-weight-complex="bold"/>
    </style:style>
    <style:style style:name="T95" style:family="text">
      <style:text-properties fo:color="#0066b3" fo:language="ru" fo:country="RU" fo:font-weight="bold" officeooo:rsid="0094a95f" style:font-weight-asian="bold" style:font-weight-complex="bold"/>
    </style:style>
    <style:style style:name="T96" style:family="text">
      <style:text-properties fo:color="#0066b3" fo:language="ru" fo:country="RU" fo:font-weight="bold" officeooo:rsid="00ac45ce" style:font-weight-asian="bold" style:font-weight-complex="bold"/>
    </style:style>
    <style:style style:name="T97" style:family="text">
      <style:text-properties fo:color="#0066b3" fo:language="en" fo:country="US" fo:font-weight="bold" officeooo:rsid="02796634" fo:background-color="#fff200" loext:char-shading-value="0" style:font-weight-asian="bold" style:font-weight-complex="bold"/>
    </style:style>
    <style:style style:name="T98" style:family="text">
      <style:text-properties fo:background-color="#fff200" loext:char-shading-value="0"/>
    </style:style>
    <style:style style:name="T99" style:family="text">
      <style:text-properties officeooo:rsid="001476f0" fo:background-color="#fff200" loext:char-shading-value="0"/>
    </style:style>
    <style:style style:name="T100" style:family="text">
      <style:text-properties officeooo:rsid="005a3c8d" fo:background-color="#fff200" loext:char-shading-value="0"/>
    </style:style>
    <style:style style:name="T101" style:family="text">
      <style:text-properties officeooo:rsid="00de3357" fo:background-color="#fff200" loext:char-shading-value="0"/>
    </style:style>
    <style:style style:name="T102" style:family="text">
      <style:text-properties officeooo:rsid="01840c8d" fo:background-color="#fff200" loext:char-shading-value="0"/>
    </style:style>
    <style:style style:name="T103" style:family="text">
      <style:text-properties officeooo:rsid="01860899" fo:background-color="#fff200" loext:char-shading-value="0"/>
    </style:style>
    <style:style style:name="T104" style:family="text">
      <style:text-properties officeooo:rsid="01d0dd65" fo:background-color="#fff200" loext:char-shading-value="0"/>
    </style:style>
    <style:style style:name="T105" style:family="text">
      <style:text-properties officeooo:rsid="01c66884" fo:background-color="#fff200" loext:char-shading-value="0"/>
    </style:style>
    <style:style style:name="T106" style:family="text">
      <style:text-properties officeooo:rsid="026e03bb" fo:background-color="#fff200" loext:char-shading-value="0"/>
    </style:style>
    <style:style style:name="T107" style:family="text">
      <style:text-properties officeooo:rsid="0279fe68" fo:background-color="#fff200" loext:char-shading-value="0"/>
    </style:style>
    <style:style style:name="T108" style:family="text">
      <style:text-properties officeooo:rsid="004806db"/>
    </style:style>
    <style:style style:name="T109" style:family="text">
      <style:text-properties officeooo:rsid="004bf7dc"/>
    </style:style>
    <style:style style:name="T110" style:family="text">
      <style:text-properties officeooo:rsid="004c55e7"/>
    </style:style>
    <style:style style:name="T111" style:family="text">
      <style:text-properties officeooo:rsid="005a3c8d"/>
    </style:style>
    <style:style style:name="T112" style:family="text">
      <style:text-properties officeooo:rsid="005f9702"/>
    </style:style>
    <style:style style:name="T113" style:family="text">
      <style:text-properties fo:font-weight="normal" officeooo:rsid="008462be" style:font-weight-asian="normal" style:font-weight-complex="normal"/>
    </style:style>
    <style:style style:name="T114" style:family="text">
      <style:text-properties fo:font-weight="normal" officeooo:rsid="00852518" style:font-weight-asian="normal" style:font-weight-complex="normal"/>
    </style:style>
    <style:style style:name="T115" style:family="text">
      <style:text-properties fo:font-weight="normal" officeooo:rsid="0079a2f3" fo:background-color="transparent" loext:char-shading-value="0" style:font-weight-asian="normal" style:font-weight-complex="normal"/>
    </style:style>
    <style:style style:name="T116" style:family="text">
      <style:text-properties fo:font-weight="normal" fo:background-color="#fff200" loext:char-shading-value="0" style:font-weight-asian="normal" style:font-weight-complex="normal"/>
    </style:style>
    <style:style style:name="T117" style:family="text">
      <style:text-properties officeooo:rsid="00823869"/>
    </style:style>
    <style:style style:name="T118" style:family="text">
      <style:text-properties style:use-window-font-color="true" fo:font-weight="normal" style:font-weight-asian="normal" style:font-weight-complex="normal"/>
    </style:style>
    <style:style style:name="T119" style:family="text">
      <style:text-properties style:use-window-font-color="true" fo:language="ru" fo:country="RU" fo:font-weight="normal" style:font-weight-asian="normal" style:font-weight-complex="normal"/>
    </style:style>
    <style:style style:name="T120" style:family="text">
      <style:text-properties officeooo:rsid="00827c95"/>
    </style:style>
    <style:style style:name="T121" style:family="text">
      <style:text-properties style:font-name="Fira Sans1" fo:language="en" fo:country="US" fo:font-weight="normal" style:font-weight-asian="normal" style:font-weight-complex="normal"/>
    </style:style>
    <style:style style:name="T122" style:family="text">
      <style:text-properties style:font-name="Fira Sans1" fo:language="en" fo:country="US" fo:font-weight="normal" officeooo:rsid="00969e6e" fo:background-color="transparent" loext:char-shading-value="0" style:font-weight-asian="normal" style:font-weight-complex="normal"/>
    </style:style>
    <style:style style:name="T123" style:family="text">
      <style:text-properties style:font-name="Fira Sans1" fo:font-weight="bold" style:font-weight-asian="bold" style:font-weight-complex="bold"/>
    </style:style>
    <style:style style:name="T124" style:family="text">
      <style:text-properties style:font-name="Fira Sans1" fo:font-weight="bold" officeooo:rsid="00de3357" style:font-weight-asian="bold" style:font-weight-complex="bold"/>
    </style:style>
    <style:style style:name="T125" style:family="text">
      <style:text-properties style:font-name="Fira Sans1" fo:font-weight="normal" style:font-weight-asian="normal" style:font-weight-complex="normal"/>
    </style:style>
    <style:style style:name="T126" style:family="text">
      <style:text-properties style:font-name="Fira Sans1" fo:font-weight="normal" officeooo:rsid="00de3357" style:font-weight-asian="normal" style:font-weight-complex="normal"/>
    </style:style>
    <style:style style:name="T127" style:family="text">
      <style:text-properties style:font-name="Fira Sans1" fo:font-weight="normal" officeooo:rsid="00e32d9a" style:font-weight-asian="normal" style:font-weight-complex="normal"/>
    </style:style>
    <style:style style:name="T128" style:family="text">
      <style:text-properties style:font-name="Fira Sans1" fo:font-weight="normal" officeooo:rsid="00e5547d" style:font-weight-asian="normal" style:font-weight-complex="normal"/>
    </style:style>
    <style:style style:name="T129" style:family="text">
      <style:text-properties style:font-name="Fira Sans1" fo:font-weight="normal" officeooo:rsid="00f62eea" style:font-weight-asian="normal" style:font-weight-complex="normal"/>
    </style:style>
    <style:style style:name="T130" style:family="text">
      <style:text-properties style:font-name="Fira Sans1" fo:font-weight="normal" fo:background-color="#fff200" loext:char-shading-value="0" style:font-weight-asian="normal" style:font-weight-complex="normal"/>
    </style:style>
    <style:style style:name="T131" style:family="text">
      <style:text-properties style:font-name="Fira Sans1" fo:font-weight="normal" officeooo:rsid="00e32d9a" fo:background-color="#fff200" loext:char-shading-value="0" style:font-weight-asian="normal" style:font-weight-complex="normal"/>
    </style:style>
    <style:style style:name="T132" style:family="text">
      <style:text-properties officeooo:rsid="00d62dd1"/>
    </style:style>
    <style:style style:name="T133" style:family="text">
      <style:text-properties fo:color="#ed1c24"/>
    </style:style>
    <style:style style:name="T134" style:family="text">
      <style:text-properties fo:color="#ed1c24" officeooo:rsid="00d62dd1"/>
    </style:style>
    <style:style style:name="T135" style:family="text">
      <style:text-properties fo:color="#ed1c24" officeooo:rsid="00c00458"/>
    </style:style>
    <style:style style:name="T136" style:family="text">
      <style:text-properties fo:color="#ed1c24" officeooo:rsid="00d615ad"/>
    </style:style>
    <style:style style:name="T137" style:family="text">
      <style:text-properties fo:color="#ed1c24" fo:language="ru" fo:country="RU"/>
    </style:style>
    <style:style style:name="T138" style:family="text">
      <style:text-properties fo:color="#ed1c24" fo:language="ru" fo:country="RU" officeooo:rsid="01f467fc"/>
    </style:style>
    <style:style style:name="T139" style:family="text">
      <style:text-properties fo:color="#ed1c24" fo:language="ru" fo:country="RU" officeooo:rsid="01f4e2a3"/>
    </style:style>
    <style:style style:name="T140" style:family="text">
      <style:text-properties fo:color="#ed1c24" fo:language="ru" fo:country="RU" officeooo:rsid="01f3aa2f"/>
    </style:style>
    <style:style style:name="T141" style:family="text">
      <style:text-properties fo:color="#ed1c24" fo:language="ru" fo:country="RU" officeooo:rsid="01fb322b"/>
    </style:style>
    <style:style style:name="T142" style:family="text">
      <style:text-properties fo:color="#ed1c24" fo:language="ru" fo:country="RU" officeooo:rsid="01ffe77f"/>
    </style:style>
    <style:style style:name="T143" style:family="text">
      <style:text-properties fo:color="#ed1c24" fo:language="ru" fo:country="RU" officeooo:rsid="02036260"/>
    </style:style>
    <style:style style:name="T144" style:family="text">
      <style:text-properties fo:color="#ed1c24" fo:language="ru" fo:country="RU" officeooo:rsid="020475ba"/>
    </style:style>
    <style:style style:name="T145" style:family="text">
      <style:text-properties fo:color="#ed1c24" fo:language="ru" fo:country="RU" officeooo:rsid="02088b8b"/>
    </style:style>
    <style:style style:name="T146" style:family="text">
      <style:text-properties fo:color="#ed1c24" fo:language="ru" fo:country="RU" officeooo:rsid="0208c6f0"/>
    </style:style>
    <style:style style:name="T147" style:family="text">
      <style:text-properties fo:color="#ed1c24" fo:language="ru" fo:country="RU" officeooo:rsid="020cc7e7"/>
    </style:style>
    <style:style style:name="T148" style:family="text">
      <style:text-properties fo:color="#ed1c24" fo:language="ru" fo:country="RU" officeooo:rsid="020e6b9b"/>
    </style:style>
    <style:style style:name="T149" style:family="text">
      <style:text-properties fo:color="#ed1c24" fo:language="ru" fo:country="RU" officeooo:rsid="020fae8d"/>
    </style:style>
    <style:style style:name="T150" style:family="text">
      <style:text-properties fo:color="#ed1c24" fo:language="ru" fo:country="RU" officeooo:rsid="02108de8"/>
    </style:style>
    <style:style style:name="T151" style:family="text">
      <style:text-properties fo:color="#ed1c24" fo:language="ru" fo:country="RU" officeooo:rsid="0211a682"/>
    </style:style>
    <style:style style:name="T152" style:family="text">
      <style:text-properties fo:color="#ed1c24" fo:language="ru" fo:country="RU" officeooo:rsid="02137570"/>
    </style:style>
    <style:style style:name="T153" style:family="text">
      <style:text-properties fo:color="#ed1c24" fo:language="ru" fo:country="RU" fo:font-weight="normal" style:font-weight-asian="normal" style:font-weight-complex="normal"/>
    </style:style>
    <style:style style:name="T154" style:family="text">
      <style:text-properties fo:color="#ed1c24" fo:language="ru" fo:country="RU" fo:font-weight="normal" officeooo:rsid="0217c86f" style:font-weight-asian="normal" style:font-weight-complex="normal"/>
    </style:style>
    <style:style style:name="T155" style:family="text">
      <style:text-properties fo:color="#ed1c24" fo:language="ru" fo:country="RU" fo:font-weight="normal" officeooo:rsid="02137570" style:font-weight-asian="normal" style:font-weight-complex="normal"/>
    </style:style>
    <style:style style:name="T156" style:family="text">
      <style:text-properties fo:color="#ed1c24" fo:language="ru" fo:country="RU" fo:font-weight="normal" officeooo:rsid="00848188" style:font-weight-asian="normal" style:font-weight-complex="normal"/>
    </style:style>
    <style:style style:name="T157" style:family="text">
      <style:text-properties fo:color="#ed1c24" fo:language="ru" fo:country="RU" fo:font-weight="normal" officeooo:rsid="0223a34c" style:font-weight-asian="normal" style:font-weight-complex="normal"/>
    </style:style>
    <style:style style:name="T158" style:family="text">
      <style:text-properties fo:color="#ed1c24" fo:language="ru" fo:country="RU" fo:font-weight="normal" officeooo:rsid="022b5013" style:font-weight-asian="normal" style:font-weight-complex="normal"/>
    </style:style>
    <style:style style:name="T159" style:family="text">
      <style:text-properties fo:color="#ed1c24" fo:language="ru" fo:country="RU" fo:font-weight="normal" officeooo:rsid="022ba06b" style:font-weight-asian="normal" style:font-weight-complex="normal"/>
    </style:style>
    <style:style style:name="T160" style:family="text">
      <style:text-properties fo:color="#ed1c24" fo:language="ru" fo:country="RU" fo:font-weight="normal" officeooo:rsid="02383595" style:font-weight-asian="normal" style:font-weight-complex="normal"/>
    </style:style>
    <style:style style:name="T161" style:family="text">
      <style:text-properties fo:color="#ed1c24" fo:language="ru" fo:country="RU" fo:font-weight="normal" officeooo:rsid="02643ec0" style:font-weight-asian="normal" style:font-weight-complex="normal"/>
    </style:style>
    <style:style style:name="T162" style:family="text">
      <style:text-properties fo:color="#ed1c24" fo:language="ru" fo:country="RU" fo:font-weight="normal" officeooo:rsid="00397bb2" style:font-weight-asian="normal" style:font-weight-complex="normal"/>
    </style:style>
    <style:style style:name="T163" style:family="text">
      <style:text-properties fo:color="#ed1c24" fo:language="ru" fo:country="RU" fo:font-weight="normal" officeooo:rsid="02436387" style:font-weight-asian="normal" style:font-weight-complex="normal"/>
    </style:style>
    <style:style style:name="T164" style:family="text">
      <style:text-properties fo:color="#ed1c24" fo:language="ru" fo:country="RU" fo:font-weight="normal" officeooo:rsid="0038dddb" style:font-weight-asian="normal" style:font-weight-complex="normal"/>
    </style:style>
    <style:style style:name="T165" style:family="text">
      <style:text-properties fo:color="#ed1c24" fo:language="ru" fo:country="RU" fo:font-weight="normal" officeooo:rsid="0246f056" style:font-weight-asian="normal" style:font-weight-complex="normal"/>
    </style:style>
    <style:style style:name="T166" style:family="text">
      <style:text-properties fo:color="#ed1c24" fo:language="ru" fo:country="RU" fo:font-weight="normal" officeooo:rsid="0247590a" style:font-weight-asian="normal" style:font-weight-complex="normal"/>
    </style:style>
    <style:style style:name="T167" style:family="text">
      <style:text-properties fo:color="#ed1c24" fo:language="ru" fo:country="RU" fo:font-weight="normal" officeooo:rsid="0247a34e" style:font-weight-asian="normal" style:font-weight-complex="normal"/>
    </style:style>
    <style:style style:name="T168" style:family="text">
      <style:text-properties fo:color="#ed1c24" fo:language="ru" fo:country="RU" fo:font-weight="normal" officeooo:rsid="024b55f8" style:font-weight-asian="normal" style:font-weight-complex="normal"/>
    </style:style>
    <style:style style:name="T169" style:family="text">
      <style:text-properties fo:color="#ed1c24" fo:language="ru" fo:country="RU" fo:font-weight="normal" officeooo:rsid="024c7768" style:font-weight-asian="normal" style:font-weight-complex="normal"/>
    </style:style>
    <style:style style:name="T170" style:family="text">
      <style:text-properties fo:color="#ed1c24" fo:language="ru" fo:country="RU" fo:font-weight="normal" officeooo:rsid="003cedd1" style:font-weight-asian="normal" style:font-weight-complex="normal"/>
    </style:style>
    <style:style style:name="T171" style:family="text">
      <style:text-properties fo:color="#ed1c24" fo:language="ru" fo:country="RU" fo:font-weight="normal" officeooo:rsid="024e73d6" style:font-weight-asian="normal" style:font-weight-complex="normal"/>
    </style:style>
    <style:style style:name="T172" style:family="text">
      <style:text-properties fo:color="#ed1c24" fo:language="ru" fo:country="RU" fo:font-weight="normal" officeooo:rsid="024e5537" style:font-weight-asian="normal" style:font-weight-complex="normal"/>
    </style:style>
    <style:style style:name="T173" style:family="text">
      <style:text-properties fo:color="#ed1c24" fo:language="ru" fo:country="RU" fo:font-weight="normal" officeooo:rsid="0250462d" style:font-weight-asian="normal" style:font-weight-complex="normal"/>
    </style:style>
    <style:style style:name="T174" style:family="text">
      <style:text-properties fo:color="#ed1c24" fo:language="ru" fo:country="RU" fo:font-weight="normal" officeooo:rsid="025c4070" style:font-weight-asian="normal" style:font-weight-complex="normal"/>
    </style:style>
    <style:style style:name="T175" style:family="text">
      <style:text-properties fo:color="#ed1c24" fo:language="ru" fo:country="RU" officeooo:rsid="023e7dc4"/>
    </style:style>
    <style:style style:name="T176" style:family="text">
      <style:text-properties fo:color="#ed1c24" fo:language="ru" fo:country="RU" officeooo:rsid="0254e211"/>
    </style:style>
    <style:style style:name="T177" style:family="text">
      <style:text-properties fo:color="#ed1c24" fo:language="ru" fo:country="RU" officeooo:rsid="0256fcda"/>
    </style:style>
    <style:style style:name="T178" style:family="text">
      <style:text-properties fo:color="#ed1c24" fo:language="ru" fo:country="RU" officeooo:rsid="02587fcf"/>
    </style:style>
    <style:style style:name="T179" style:family="text">
      <style:text-properties fo:color="#ed1c24" fo:language="ru" fo:country="RU" officeooo:rsid="02593c11"/>
    </style:style>
    <style:style style:name="T180" style:family="text">
      <style:text-properties fo:color="#ed1c24" fo:language="ru" fo:country="RU" officeooo:rsid="025eb71a"/>
    </style:style>
    <style:style style:name="T181" style:family="text">
      <style:text-properties fo:color="#ed1c24" fo:language="ru" fo:country="RU" officeooo:rsid="026297b8"/>
    </style:style>
    <style:style style:name="T182" style:family="text">
      <style:text-properties fo:color="#ed1c24" fo:language="ru" fo:country="RU" officeooo:rsid="027c9e19"/>
    </style:style>
    <style:style style:name="T183" style:family="text">
      <style:text-properties fo:color="#ed1c24" officeooo:rsid="00ffe7b4"/>
    </style:style>
    <style:style style:name="T184" style:family="text">
      <style:text-properties fo:color="#ed1c24" officeooo:rsid="01103e7c"/>
    </style:style>
    <style:style style:name="T185" style:family="text">
      <style:text-properties fo:color="#ed1c24" officeooo:rsid="0135b782"/>
    </style:style>
    <style:style style:name="T186" style:family="text">
      <style:text-properties fo:color="#ed1c24" officeooo:rsid="013655d5"/>
    </style:style>
    <style:style style:name="T187" style:family="text">
      <style:text-properties fo:color="#ed1c24" officeooo:rsid="017c923c"/>
    </style:style>
    <style:style style:name="T188" style:family="text">
      <style:text-properties fo:color="#ed1c24" officeooo:rsid="01af1fe9"/>
    </style:style>
    <style:style style:name="T189" style:family="text">
      <style:text-properties fo:color="#ed1c24" officeooo:rsid="01af3b6a"/>
    </style:style>
    <style:style style:name="T190" style:family="text">
      <style:text-properties fo:color="#ed1c24" officeooo:rsid="01b092b9"/>
    </style:style>
    <style:style style:name="T191" style:family="text">
      <style:text-properties fo:color="#ed1c24" officeooo:rsid="01b20a0c"/>
    </style:style>
    <style:style style:name="T192" style:family="text">
      <style:text-properties fo:color="#ed1c24" officeooo:rsid="01b38b75"/>
    </style:style>
    <style:style style:name="T193" style:family="text">
      <style:text-properties fo:color="#ed1c24" officeooo:rsid="01b4c094"/>
    </style:style>
    <style:style style:name="T194" style:family="text">
      <style:text-properties fo:color="#ed1c24" officeooo:rsid="01b5c7b3"/>
    </style:style>
    <style:style style:name="T195" style:family="text">
      <style:text-properties fo:color="#ed1c24" officeooo:rsid="01bf1efb"/>
    </style:style>
    <style:style style:name="T196" style:family="text">
      <style:text-properties fo:color="#ed1c24" officeooo:rsid="01bf443b"/>
    </style:style>
    <style:style style:name="T197" style:family="text">
      <style:text-properties fo:color="#ed1c24" officeooo:rsid="01d34050"/>
    </style:style>
    <style:style style:name="T198" style:family="text">
      <style:text-properties fo:color="#ed1c24" officeooo:rsid="01e2548d"/>
    </style:style>
    <style:style style:name="T199" style:family="text">
      <style:text-properties fo:color="#ed1c24" officeooo:rsid="01e58ff0"/>
    </style:style>
    <style:style style:name="T200" style:family="text">
      <style:text-properties fo:color="#ed1c24" officeooo:rsid="01e70819"/>
    </style:style>
    <style:style style:name="T201" style:family="text">
      <style:text-properties fo:color="#ed1c24" officeooo:rsid="01fdf745"/>
    </style:style>
    <style:style style:name="T202" style:family="text">
      <style:text-properties fo:color="#ed1c24" officeooo:rsid="02036260"/>
    </style:style>
    <style:style style:name="T203" style:family="text">
      <style:text-properties fo:color="#ed1c24" officeooo:rsid="0204b3ed"/>
    </style:style>
    <style:style style:name="T204" style:family="text">
      <style:text-properties fo:color="#ed1c24" officeooo:rsid="020a8c88"/>
    </style:style>
    <style:style style:name="T205" style:family="text">
      <style:text-properties fo:color="#ed1c24" officeooo:rsid="020c0ee9"/>
    </style:style>
    <style:style style:name="T206" style:family="text">
      <style:text-properties fo:color="#ed1c24" officeooo:rsid="020cc7e7"/>
    </style:style>
    <style:style style:name="T207" style:family="text">
      <style:text-properties fo:color="#ed1c24" officeooo:rsid="02137570"/>
    </style:style>
    <style:style style:name="T208" style:family="text">
      <style:text-properties fo:color="#ed1c24" officeooo:rsid="0214bfda"/>
    </style:style>
    <style:style style:name="T209" style:family="text">
      <style:text-properties fo:color="#ed1c24" fo:font-weight="normal" style:font-weight-asian="normal" style:font-weight-complex="normal"/>
    </style:style>
    <style:style style:name="T210" style:family="text">
      <style:text-properties fo:color="#ed1c24" fo:font-weight="normal" officeooo:rsid="0217c86f" style:font-weight-asian="normal" style:font-weight-complex="normal"/>
    </style:style>
    <style:style style:name="T211" style:family="text">
      <style:text-properties fo:color="#ed1c24" fo:font-weight="normal" officeooo:rsid="021f8fd9" style:font-weight-asian="normal" style:font-weight-complex="normal"/>
    </style:style>
    <style:style style:name="T212" style:family="text">
      <style:text-properties fo:color="#ed1c24" fo:font-weight="normal" officeooo:rsid="021fc1aa" style:font-weight-asian="normal" style:font-weight-complex="normal"/>
    </style:style>
    <style:style style:name="T213" style:family="text">
      <style:text-properties fo:color="#ed1c24" fo:font-weight="normal" officeooo:rsid="00848188" style:font-weight-asian="normal" style:font-weight-complex="normal"/>
    </style:style>
    <style:style style:name="T214" style:family="text">
      <style:text-properties fo:color="#ed1c24" fo:font-weight="normal" officeooo:rsid="022ad03c" style:font-weight-asian="normal" style:font-weight-complex="normal"/>
    </style:style>
    <style:style style:name="T215" style:family="text">
      <style:text-properties fo:color="#ed1c24" fo:font-weight="normal" officeooo:rsid="022af08b" style:font-weight-asian="normal" style:font-weight-complex="normal"/>
    </style:style>
    <style:style style:name="T216" style:family="text">
      <style:text-properties fo:color="#ed1c24" fo:font-weight="normal" officeooo:rsid="022b1865" style:font-weight-asian="normal" style:font-weight-complex="normal"/>
    </style:style>
    <style:style style:name="T217" style:family="text">
      <style:text-properties fo:color="#ed1c24" fo:font-weight="normal" officeooo:rsid="02383595" style:font-weight-asian="normal" style:font-weight-complex="normal"/>
    </style:style>
    <style:style style:name="T218" style:family="text">
      <style:text-properties fo:color="#ed1c24" fo:font-weight="normal" officeooo:rsid="02395e3d" style:font-weight-asian="normal" style:font-weight-complex="normal"/>
    </style:style>
    <style:style style:name="T219" style:family="text">
      <style:text-properties fo:color="#ed1c24" fo:font-weight="normal" officeooo:rsid="00397bb2" style:font-weight-asian="normal" style:font-weight-complex="normal"/>
    </style:style>
    <style:style style:name="T220" style:family="text">
      <style:text-properties fo:color="#ed1c24" fo:font-weight="normal" officeooo:rsid="02490091" style:font-weight-asian="normal" style:font-weight-complex="normal"/>
    </style:style>
    <style:style style:name="T221" style:family="text">
      <style:text-properties fo:color="#ed1c24" fo:font-weight="normal" officeooo:rsid="024e5537" style:font-weight-asian="normal" style:font-weight-complex="normal"/>
    </style:style>
    <style:style style:name="T222" style:family="text">
      <style:text-properties fo:color="#ed1c24" fo:font-weight="normal" officeooo:rsid="0038dddb" style:font-weight-asian="normal" style:font-weight-complex="normal"/>
    </style:style>
    <style:style style:name="T223" style:family="text">
      <style:text-properties fo:color="#ed1c24" fo:font-weight="normal" officeooo:rsid="0266d29a" style:font-weight-asian="normal" style:font-weight-complex="normal"/>
    </style:style>
    <style:style style:name="T224" style:family="text">
      <style:text-properties fo:color="#ed1c24" style:font-name="Fira Mono1"/>
    </style:style>
    <style:style style:name="T225" style:family="text">
      <style:text-properties fo:color="#ed1c24" style:font-name="Fira Mono1" officeooo:rsid="021a6861"/>
    </style:style>
    <style:style style:name="T226" style:family="text">
      <style:text-properties fo:color="#ed1c24" style:font-name="Fira Mono1" fo:language="ru" fo:country="RU"/>
    </style:style>
    <style:style style:name="T227" style:family="text">
      <style:text-properties fo:color="#ed1c24" style:font-name="Fira Mono1" fo:language="ru" fo:country="RU" officeooo:rsid="02137570"/>
    </style:style>
    <style:style style:name="T228" style:family="text">
      <style:text-properties fo:color="#ed1c24" style:font-name="Fira Mono1" fo:language="ru" fo:country="RU" officeooo:rsid="021b786f"/>
    </style:style>
    <style:style style:name="T229" style:family="text">
      <style:text-properties fo:color="#ed1c24" style:font-name="Fira Mono1" fo:language="ru" fo:country="RU" fo:font-weight="normal" officeooo:rsid="0227b221" style:font-weight-asian="normal" style:font-weight-complex="normal"/>
    </style:style>
    <style:style style:name="T230" style:family="text">
      <style:text-properties fo:color="#ed1c24" style:font-name="Fira Mono1" fo:language="ru" fo:country="RU" fo:font-weight="normal" officeooo:rsid="00899170" style:font-weight-asian="normal" style:font-weight-complex="normal"/>
    </style:style>
    <style:style style:name="T231" style:family="text">
      <style:text-properties fo:color="#ed1c24" style:font-name="Fira Mono1" fo:language="ru" fo:country="RU" fo:font-weight="normal" officeooo:rsid="022e2650" style:font-weight-asian="normal" style:font-weight-complex="normal"/>
    </style:style>
    <style:style style:name="T232" style:family="text">
      <style:text-properties fo:color="#ed1c24" style:font-name="Fira Mono1" fo:font-weight="normal" officeooo:rsid="0227b221" style:font-weight-asian="normal" style:font-weight-complex="normal"/>
    </style:style>
    <style:style style:name="T233" style:family="text">
      <style:text-properties fo:color="#ed1c24" style:font-name="Fira Mono1" fo:font-weight="normal" officeooo:rsid="0242fade" style:font-weight-asian="normal" style:font-weight-complex="normal"/>
    </style:style>
    <style:style style:name="T234" style:family="text">
      <style:text-properties fo:color="#ed1c24" style:font-name="Fira Mono1" fo:font-weight="normal" officeooo:rsid="02439bca" style:font-weight-asian="normal" style:font-weight-complex="normal"/>
    </style:style>
    <style:style style:name="T235" style:family="text">
      <style:text-properties fo:color="#ed1c24" style:font-name="Fira Mono1" fo:font-weight="normal" officeooo:rsid="024556f0" style:font-weight-asian="normal" style:font-weight-complex="normal"/>
    </style:style>
    <style:style style:name="T236" style:family="text">
      <style:text-properties fo:color="#ed1c24" style:font-name="Fira Mono1" fo:font-weight="normal" officeooo:rsid="0246f056" style:font-weight-asian="normal" style:font-weight-complex="normal"/>
    </style:style>
    <style:style style:name="T237" style:family="text">
      <style:text-properties fo:color="#ed1c24" style:font-name="Fira Mono1" fo:font-weight="normal" officeooo:rsid="0247a34e" style:font-weight-asian="normal" style:font-weight-complex="normal"/>
    </style:style>
    <style:style style:name="T238" style:family="text">
      <style:text-properties fo:color="#ed1c24" style:font-name="Fira Mono1" fo:font-weight="normal" officeooo:rsid="024b55f8" style:font-weight-asian="normal" style:font-weight-complex="normal"/>
    </style:style>
    <style:style style:name="T239" style:family="text">
      <style:text-properties fo:color="#ed1c24" style:font-name="Fira Mono1" fo:font-weight="normal" officeooo:rsid="024df4ba" style:font-weight-asian="normal" style:font-weight-complex="normal"/>
    </style:style>
    <style:style style:name="T240" style:family="text">
      <style:text-properties fo:color="#ed1c24" style:font-name="Fira Mono1" fo:font-weight="normal" officeooo:rsid="024e5537" style:font-weight-asian="normal" style:font-weight-complex="normal"/>
    </style:style>
    <style:style style:name="T241" style:family="text">
      <style:text-properties fo:color="#ed1c24" style:font-name="Fira Mono1" fo:font-weight="normal" officeooo:rsid="025c4070" style:font-weight-asian="normal" style:font-weight-complex="normal"/>
    </style:style>
    <style:style style:name="T242" style:family="text">
      <style:text-properties fo:color="#ed1c24" style:font-name="Fira Mono1" fo:font-weight="normal" officeooo:rsid="0266d29a" style:font-weight-asian="normal" style:font-weight-complex="normal"/>
    </style:style>
    <style:style style:name="T243" style:family="text">
      <style:text-properties fo:color="#ed1c24" style:font-name="Fira Mono1" fo:font-weight="normal" officeooo:rsid="02690813" style:font-weight-asian="normal" style:font-weight-complex="normal"/>
    </style:style>
    <style:style style:name="T244" style:family="text">
      <style:text-properties fo:color="#ed1c24" style:font-name="Fira Mono1" fo:font-weight="normal" officeooo:rsid="0269664b" style:font-weight-asian="normal" style:font-weight-complex="normal"/>
    </style:style>
    <style:style style:name="T245" style:family="text">
      <style:text-properties fo:color="#ed1c24" style:font-name="Fira Mono1" officeooo:rsid="00397bb2"/>
    </style:style>
    <style:style style:name="T246" style:family="text">
      <style:text-properties fo:color="#ed1c24" style:font-name="Fira Mono1" officeooo:rsid="02436387"/>
    </style:style>
    <style:style style:name="T247" style:family="text">
      <style:text-properties fo:color="#ed1c24" style:font-name="Fira Mono1" fo:language="en" fo:country="US" fo:font-weight="normal" officeooo:rsid="02490091" style:font-weight-asian="normal" style:font-weight-complex="normal"/>
    </style:style>
    <style:style style:name="T248" style:family="text">
      <style:text-properties fo:color="#ed1c24" style:font-name="Fira Mono1" fo:language="en" fo:country="US" fo:font-weight="normal" officeooo:rsid="024b4f1b" style:font-weight-asian="normal" style:font-weight-complex="normal"/>
    </style:style>
    <style:style style:name="T249" style:family="text">
      <style:text-properties fo:color="#ed1c24" style:font-name="Fira Mono1" fo:language="en" fo:country="US" fo:font-weight="normal" officeooo:rsid="02498d14" style:font-weight-asian="normal" style:font-weight-complex="normal"/>
    </style:style>
    <style:style style:name="T250" style:family="text">
      <style:text-properties fo:color="#ed1c24" style:font-name="Fira Mono1" officeooo:rsid="0038dddb"/>
    </style:style>
    <style:style style:name="T251" style:family="text">
      <style:text-properties fo:color="#ed1c24" officeooo:rsid="025eb71a"/>
    </style:style>
    <style:style style:name="T252" style:family="text">
      <style:text-properties fo:color="#ed1c24" officeooo:rsid="027c9e19"/>
    </style:style>
    <style:style style:name="T253" style:family="text">
      <style:text-properties officeooo:rsid="00de3357"/>
    </style:style>
    <style:style style:name="T254" style:family="text">
      <style:text-properties officeooo:rsid="00ed07ec"/>
    </style:style>
    <style:style style:name="T255" style:family="text">
      <style:text-properties officeooo:rsid="00f0e0ce"/>
    </style:style>
    <style:style style:name="T256" style:family="text">
      <style:text-properties officeooo:rsid="00fe2a54"/>
    </style:style>
    <style:style style:name="T257" style:family="text">
      <style:text-properties officeooo:rsid="01049e36"/>
    </style:style>
    <style:style style:name="T258" style:family="text">
      <style:text-properties officeooo:rsid="01055331"/>
    </style:style>
    <style:style style:name="T259" style:family="text">
      <style:text-properties fo:font-style="normal" fo:font-weight="normal" fo:background-color="#fff200" loext:char-shading-value="0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90934b" fo:background-color="#fff200" loext:char-shading-value="0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91da08" fo:background-color="#fff200" loext:char-shading-value="0" style:font-style-asian="normal" style:font-weight-asian="normal" style:font-style-complex="normal" style:font-weight-complex="normal"/>
    </style:style>
    <style:style style:name="T262" style:family="text">
      <style:text-properties officeooo:rsid="011230ff"/>
    </style:style>
    <style:style style:name="T263" style:family="text">
      <style:text-properties officeooo:rsid="00859ab1"/>
    </style:style>
    <style:style style:name="T264" style:family="text">
      <style:text-properties style:font-name="Fira Mono1"/>
    </style:style>
    <style:style style:name="T265" style:family="text">
      <style:text-properties style:font-name="Fira Mono1" fo:language="en" fo:country="US"/>
    </style:style>
    <style:style style:name="T266" style:family="text">
      <style:text-properties style:font-name="Fira Mono1" fo:language="en" fo:country="US" fo:font-weight="bold" officeooo:rsid="00f630b6" style:font-weight-asian="bold" style:font-weight-complex="bold"/>
    </style:style>
    <style:style style:name="T267" style:family="text">
      <style:text-properties style:font-name="Fira Mono1" fo:language="en" fo:country="US" fo:font-weight="bold" officeooo:rsid="00f7d842" style:font-weight-asian="bold" style:font-weight-complex="bold"/>
    </style:style>
    <style:style style:name="T268" style:family="text">
      <style:text-properties style:font-name="Fira Mono1" fo:language="en" fo:country="US" fo:font-weight="normal" style:font-weight-asian="normal" style:font-weight-complex="normal"/>
    </style:style>
    <style:style style:name="T269" style:family="text">
      <style:text-properties style:font-name="Fira Mono1" fo:font-weight="bold" style:font-weight-asian="bold" style:font-weight-complex="bold"/>
    </style:style>
    <style:style style:name="T270" style:family="text">
      <style:text-properties style:font-name="Fira Mono1" fo:font-weight="bold" officeooo:rsid="00ebfb80" style:font-weight-asian="bold" style:font-weight-complex="bold"/>
    </style:style>
    <style:style style:name="T271" style:family="text">
      <style:text-properties style:font-name="Fira Mono1" fo:font-weight="normal" style:font-weight-asian="normal" style:font-weight-complex="normal"/>
    </style:style>
    <style:style style:name="T272" style:family="text">
      <style:text-properties style:font-name="Fira Mono1" fo:font-weight="normal" officeooo:rsid="00848188" style:font-weight-asian="normal" style:font-weight-complex="normal"/>
    </style:style>
    <style:style style:name="T273" style:family="text">
      <style:text-properties style:font-name="Fira Mono1" fo:font-weight="normal" officeooo:rsid="003cedd1" style:font-weight-asian="normal" style:font-weight-complex="normal"/>
    </style:style>
    <style:style style:name="T274" style:family="text">
      <style:text-properties style:font-name="Fira Mono1" fo:font-weight="normal" officeooo:rsid="0266d29a" style:font-weight-asian="normal" style:font-weight-complex="normal"/>
    </style:style>
    <style:style style:name="T275" style:family="text">
      <style:text-properties style:font-name="Fira Mono1" fo:font-weight="normal" officeooo:rsid="0269664b" style:font-weight-asian="normal" style:font-weight-complex="normal"/>
    </style:style>
    <style:style style:name="T276" style:family="text">
      <style:text-properties style:font-name="Fira Mono1" officeooo:rsid="00848188"/>
    </style:style>
    <style:style style:name="T277" style:family="text">
      <style:text-properties style:font-name="Fira Mono1" officeooo:rsid="00397bb2"/>
    </style:style>
    <style:style style:name="T278" style:family="text">
      <style:text-properties style:font-name="Fira Mono1" officeooo:rsid="0038dddb"/>
    </style:style>
    <style:style style:name="T279" style:family="text">
      <style:text-properties style:font-name="Fira Mono1" officeooo:rsid="003cedd1"/>
    </style:style>
    <style:style style:name="T280" style:family="text">
      <style:text-properties officeooo:rsid="01155e44"/>
    </style:style>
    <style:style style:name="T281" style:family="text">
      <style:text-properties officeooo:rsid="01174370"/>
    </style:style>
    <style:style style:name="T282" style:family="text">
      <style:text-properties officeooo:rsid="011cb668"/>
    </style:style>
    <style:style style:name="T283" style:family="text">
      <style:text-properties officeooo:rsid="01216353"/>
    </style:style>
    <style:style style:name="T284" style:family="text">
      <style:text-properties officeooo:rsid="01269439"/>
    </style:style>
    <style:style style:name="T285" style:family="text">
      <style:text-properties officeooo:rsid="0134cbc4"/>
    </style:style>
    <style:style style:name="T286" style:family="text">
      <style:text-properties officeooo:rsid="0135b782"/>
    </style:style>
    <style:style style:name="T287" style:family="text">
      <style:text-properties officeooo:rsid="01387e6d"/>
    </style:style>
    <style:style style:name="T288" style:family="text">
      <style:text-properties officeooo:rsid="01393adf"/>
    </style:style>
    <style:style style:name="T289" style:family="text">
      <style:text-properties officeooo:rsid="013be9ad"/>
    </style:style>
    <style:style style:name="T290" style:family="text">
      <style:text-properties officeooo:rsid="013d4ec2"/>
    </style:style>
    <style:style style:name="T291" style:family="text">
      <style:text-properties officeooo:rsid="00e8657f"/>
    </style:style>
    <style:style style:name="T292" style:family="text">
      <style:text-properties officeooo:rsid="0146101e"/>
    </style:style>
    <style:style style:name="T293" style:family="text">
      <style:text-properties officeooo:rsid="0148afc9"/>
    </style:style>
    <style:style style:name="T294" style:family="text">
      <style:text-properties officeooo:rsid="014e8964"/>
    </style:style>
    <style:style style:name="T295" style:family="text">
      <style:text-properties officeooo:rsid="0151c7d3"/>
    </style:style>
    <style:style style:name="T296" style:family="text">
      <style:text-properties officeooo:rsid="0155431f"/>
    </style:style>
    <style:style style:name="T297" style:family="text">
      <style:text-properties officeooo:rsid="0166d6d6"/>
    </style:style>
    <style:style style:name="T298" style:family="text">
      <style:text-properties officeooo:rsid="016fb2e8"/>
    </style:style>
    <style:style style:name="T299" style:family="text">
      <style:text-properties officeooo:rsid="0172c59a"/>
    </style:style>
    <style:style style:name="T300" style:family="text">
      <style:text-properties officeooo:rsid="017d2063"/>
    </style:style>
    <style:style style:name="T301" style:family="text">
      <style:text-properties officeooo:rsid="017f13c0"/>
    </style:style>
    <style:style style:name="T302" style:family="text">
      <style:text-properties officeooo:rsid="01896abf"/>
    </style:style>
    <style:style style:name="T303" style:family="text">
      <style:text-properties officeooo:rsid="018be7f9"/>
    </style:style>
    <style:style style:name="T304" style:family="text">
      <style:text-properties officeooo:rsid="0199677a"/>
    </style:style>
    <style:style style:name="T305" style:family="text">
      <style:text-properties officeooo:rsid="019e6414"/>
    </style:style>
    <style:style style:name="T306" style:family="text">
      <style:text-properties officeooo:rsid="01bb6ecf"/>
    </style:style>
    <style:style style:name="T307" style:family="text">
      <style:text-properties officeooo:rsid="01bc4d38"/>
    </style:style>
    <style:style style:name="T308" style:family="text">
      <style:text-properties officeooo:rsid="01bc5656"/>
    </style:style>
    <style:style style:name="T309" style:family="text">
      <style:text-properties officeooo:rsid="01c66884"/>
    </style:style>
    <style:style style:name="T310" style:family="text">
      <style:text-properties officeooo:rsid="01c835c2"/>
    </style:style>
    <style:style style:name="T311" style:family="text">
      <style:text-properties officeooo:rsid="01cecdb9"/>
    </style:style>
    <style:style style:name="T312" style:family="text">
      <style:text-properties officeooo:rsid="01d0dd65"/>
    </style:style>
    <style:style style:name="T313" style:family="text">
      <style:text-properties officeooo:rsid="01d57e56"/>
    </style:style>
    <style:style style:name="T314" style:family="text">
      <style:text-properties officeooo:rsid="01da2cfc"/>
    </style:style>
    <style:style style:name="T315" style:family="text">
      <style:text-properties officeooo:rsid="01e2548d"/>
    </style:style>
    <style:style style:name="T316" style:family="text">
      <style:text-properties officeooo:rsid="01e839ed"/>
    </style:style>
    <style:style style:name="T317" style:family="text">
      <style:text-properties officeooo:rsid="01ebac7a"/>
    </style:style>
    <style:style style:name="T318" style:family="text">
      <style:text-properties officeooo:rsid="01fdf745"/>
    </style:style>
    <style:style style:name="T319" style:family="text">
      <style:text-properties officeooo:rsid="0232e219"/>
    </style:style>
    <style:style style:name="T320" style:family="text">
      <style:text-properties officeooo:rsid="026cb79e"/>
    </style:style>
    <style:style style:name="T321" style:family="text">
      <style:text-properties officeooo:rsid="026e03bb"/>
    </style:style>
    <style:style style:name="T322" style:family="text">
      <style:text-properties officeooo:rsid="0274462c"/>
    </style:style>
    <style:style style:name="T323" style:family="text">
      <style:text-properties officeooo:rsid="0279fe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77">Программа</text:span> на языке <text:span text:style-name="T1">Python </text:span>это текстовый файл с расширением <text:span text:style-name="T68">.</text:span><text:span text:style-name="T2">py</text:span>, в котором записаны инструкции. <text:span text:style-name="T77">Инструкция</text:span> — <text:span text:style-name="T99">фрагмент кода, </text:span><text:span text:style-name="T75">изменяющий глобальное состояние</text:span><text:span text:style-name="T73"> интерпретатора </text:span><text:span text:style-name="T3">Python</text:span><text:span text:style-name="T73">, который выполняет программу. Можно сказать, что </text:span><text:span text:style-name="T99">инструкция при выполнении </text:span><text:span text:style-name="T75">приводит к побочным эффектам</text:span><text:span text:style-name="T73">, которые сохраняются после того, как инструкция завершилась. Создание переменных, вывод текста в терминал, изменение файлов на диске — примеры таких побочных эффектов.</text:span></text:p>
      <text:p text:style-name="Text_20_body">Каждая инструкция записывается на <text:span text:style-name="T74">отдельной строке</text:span>. Инструкции выполняются <text:span text:style-name="T10">последовательно, сверху вниз. </text:span><text:span text:style-name="T11">Задача программиста — записать такие инструкции, в таком порядке, чтобы получить желаемый результат.</text:span></text:p>
      <text:p text:style-name="P25">Если инструкция выполняет недопустимую операцию, то на экране выводится сообщение об ошибке и программа немедленно завершается.</text:p>
      <text:p text:style-name="P3"><text:span text:style-name="T92">В</text:span><text:span text:style-name="T93">ыражение</text:span><text:span text:style-name="T12"> — это </text:span><text:span text:style-name="T37">фрагмент кода, при выполнении </text:span><text:span text:style-name="T38">или </text:span><text:span text:style-name="T23">«вычислении»</text:span><text:span text:style-name="T37"> которого </text:span><text:span text:style-name="T24">«возвращается»</text:span><text:span text:style-name="T37"> некое значение</text:span><text:span text:style-name="T12"> </text:span><text:span text:style-name="T13">(</text:span><text:span text:style-name="T14">например, </text:span><text:span text:style-name="T13">число </text:span><text:span text:style-name="T14">или</text:span><text:span text:style-name="T13"> строка текста)</text:span><text:span text:style-name="T12">. </text:span><text:span text:style-name="T15">Выражения в программировании похожи на математические выражения — </text:span><text:span text:style-name="T16">они также состоят из чисел, имён переменных, знаков арифметических и других операций, скобок, </text:span><text:span text:style-name="T17">вызовов функций…</text:span></text:p>
      <text:p text:style-name="P4"><text:span text:style-name="T9">Как вычисляется выражение? Вместо имён переменных подставляются их значения и все действия выполняются в соответствии с </text:span><text:span text:style-name="T18">порядком </text:span><text:span text:style-name="T19">действий — </text:span><text:span text:style-name="T20">первыми вычисляются выражени</text:span><text:span text:style-name="T26">я</text:span><text:span text:style-name="T20"> в скобках, затем </text:span><text:span text:style-name="T27">умножение и деление, затем сложение и вычитание. </text:span><text:span text:style-name="T28">Таким образом, каждое выражение можно </text:span><text:span text:style-name="T21">упростить</text:span><text:span text:style-name="T29"> </text:span><text:span text:style-name="T30">до одного значения</text:span><text:span text:style-name="T29">.</text:span></text:p>
      <text:p text:style-name="P5"><text:span text:style-name="T32">В</text:span><text:span text:style-name="T31">ыражения </text:span><text:span text:style-name="T22">не имеют побочных эффектов</text:span><text:span text:style-name="T25">.</text:span><text:span text:style-name="T33"> </text:span><text:span text:style-name="T35">О</text:span><text:span text:style-name="T34">ни не изменяют переменные, не выводят ничего в текстовый терминал,... Поэтому если на какой-то строчке в программе будет записано выражение, например:</text:span></text:p>
      <text:p text:style-name="P95">(3 + 2) * <text:span text:style-name="T108">6</text:span></text:p>
      <text:p text:style-name="P6">то оно будет вычислено, но результат вычисления исчезнет как только начнёт выполняться следующая <text:span text:style-name="T109">строка программы</text:span>.</text:p>
      <text:p text:style-name="Text_20_body">Каждая строка программы <text:span text:style-name="T110">подобна целой программе: она получает данные (например, считывает их из переменных или из текстового терминала или из файла), обрабатывает данные и сохраняет данные (записывает в переменную, в файл или выводит в терминал).</text:span></text:p>
      <text:p text:style-name="P7"><text:span text:style-name="T77">Переменная</text:span> — это имя, которому сопоставлено некое значение. <text:span text:style-name="T100">У переменной есть </text:span><text:span text:style-name="T76">тип</text:span><text:span text:style-name="T111"> и он автоматически определяется типом её значения. Когда мы говорим «значение переменной», то имеем в виду то значение, которое сопоставлено с именем переменной. Когда мы говорим «записать число 100 в переменную х», мы имеем в виду сопоставить имя х с числом 100. Когда мы говорим «переменная х равна 5», мы имеем в виду, что имя х сопоставлено с значением 5.</text:span></text:p>
      <text:p text:style-name="P8"><text:span text:style-name="T98">Переменная создаётся при выполнении </text:span><text:span text:style-name="T87">инструкции</text:span><text:span text:style-name="T86"> присваивания</text:span><text:span text:style-name="T115">: вначале стоит имя переменной, затем знак </text:span><text:span text:style-name="T46">«</text:span><text:span text:style-name="T71">=</text:span><text:span text:style-name="T122">»</text:span><text:span text:style-name="T115">, затем значение, которое мы хотим записать в переменную.</text:span></text:p>
      <text:p text:style-name="P54">x <text:span text:style-name="T68">=</text:span> 100</text:p>
      <text:p text:style-name="P9">Только что мы записали <text:span text:style-name="T117">простейшую </text:span><text:span text:style-name="T118">инструкцию</text:span>. <text:span text:style-name="T112">Она имеет побочный эффект (создаётся переменная с именем х, равная 100, которая будет существовать после выполнения инструкции).</text:span></text:p>
      <text:p text:style-name="P50">Значение переменной можно изменить, если выполнить инструкцию присваивания ещё раз, с тем же именем переменной. Новое значение может быть другого типа.</text:p>
      <text:p text:style-name="P26"><text:span text:style-name="T259">Там, где может стоять какое-то значение, может стоять и выражение, </text:span><text:span text:style-name="T260">потому что </text:span><text:span text:style-name="T261">при выполнении программы </text:span><text:span text:style-name="T260">выражения всегда вычисляются и вместо них подставляется их значение</text:span></text:p>
      <text:p text:style-name="P10"><text:soft-page-break/>Например, в <text:span text:style-name="T120">переменную можно записывать выражение:</text:span></text:p>
      <text:p text:style-name="P55">x = x + 1</text:p>
      <text:p text:style-name="P11"><text:span text:style-name="T116">Сначала вычисляется значение выражения справа от знака =, а затем оно записывается в переменную слева от знака =</text:span><text:span text:style-name="T68">.</text:span> <text:span text:style-name="T113">Поэтому инструкция, которую мы только что записали, не имеет никакого смысла как математическое равенство (это не математика !), но совершенно корректна с точки зрения программирования. </text:span><text:span text:style-name="T114">При её выполнении значение переменной х увеличится на единицу (потому что мы сначала берём старое значение, потом вычисляем выражение, где прибавляем к нему 1, а затем записываем в ту же переменную).</text:span></text:p>
      <text:p text:style-name="Text_20_body">В <text:span text:style-name="T1">Python </text:span><text:span text:style-name="T9">можно записать значения нескольких переменных в одной инструкции присваивания: слева от = записываются имена переменных через запятую, а справа значения через запятую. Количество переменных и количество значений должно совпадать. Например:</text:span></text:p>
      <text:p text:style-name="код"><text:span text:style-name="T4">X</text:span>, <text:span text:style-name="T4">Y</text:span>, <text:span text:style-name="T4">Z</text:span> = 1, 2, 3</text:p>
      <text:p text:style-name="Text_20_body">Эта инструкция запишет 1 в <text:span text:style-name="T1">X</text:span>, 2 в <text:span text:style-name="T1">Y, </text:span>а 3 в <text:span text:style-name="T1">Z.</text:span></text:p>
      <text:p text:style-name="P14">Удалять переменные в <text:span text:style-name="T1">Python </text:span><text:span text:style-name="T9">не нужно — их удалит «сборщик мусора» - специальная программа, которая ищет ненужные переменные.</text:span></text:p>
      <text:p text:style-name="P15"><text:span text:style-name="T9">В программы на языке </text:span><text:span text:style-name="T1">Python </text:span><text:span text:style-name="T9">можно добавлять </text:span><text:span text:style-name="T91">комментарии</text:span><text:span text:style-name="T9"> — </text:span><text:span text:style-name="T36">это текст, который не выполняется интерпретатором как программа, а игнорируется</text:span><text:span text:style-name="T9">. Обычно там пишутся пояснения для себя и других людей, которые могут читать программу. Комментарии записываются с помощью символа «</text:span><text:span text:style-name="T2">#</text:span><text:span text:style-name="T121">»</text:span><text:span text:style-name="T2"> </text:span><text:span text:style-name="T5">- </text:span><text:span text:style-name="T47">он сам и весь текст после него до конца строки считается комментарием. В примере ниже комментарии выделены красным.</text:span></text:p>
      <text:p text:style-name="P56">x = 1 <text:span text:style-name="T133"># </text:span><text:span text:style-name="T137">это комментарий</text:span></text:p>
      <text:p text:style-name="P61"># <text:span text:style-name="T9">и это тоже комментарий</text:span></text:p>
      <text:p text:style-name="P18"><text:span text:style-name="T95">Функция</text:span><text:span text:style-name="T61"> — это </text:span><text:span text:style-name="T39">фрагмент кода, сопоставленный с именем</text:span><text:span text:style-name="T49">. </text:span><text:span text:style-name="T50">Можно сказать, что функция — это подпрограмма. </text:span><text:span text:style-name="T51">У функции </text:span><text:span text:style-name="T52">могут быть </text:span><text:span text:style-name="T9">параметры</text:span><text:span text:style-name="T52">. </text:span><text:span text:style-name="T96">Параметры функции</text:span><text:span text:style-name="T53"> — это </text:span><text:span text:style-name="T41">значения, от которых зависит </text:span><text:span text:style-name="T42">поведение</text:span><text:span text:style-name="T41"> функции</text:span><text:span text:style-name="T53">. </text:span><text:span text:style-name="T58">Если у функции нет параметров, то она, скорее всего, будет делать одно и то же при каждом вызове.</text:span></text:p>
      <text:p text:style-name="P17"><text:span text:style-name="T40">Ф</text:span><text:span text:style-name="T36">ункция может приводить к побочным эффектам</text:span><text:span text:style-name="T9"> (например, выводить текст в терминал </text:span><text:span text:style-name="T63">или изменять значения переменных</text:span><text:span text:style-name="T9">).</text:span></text:p>
      <text:p text:style-name="P19"><text:span text:style-name="T36">Функция может возвращать значение </text:span><text:span text:style-name="T43">по аналогии с выражением</text:span><text:span text:style-name="T62">.</text:span></text:p>
      <text:p text:style-name="P16"><text:span text:style-name="T54">Ч</text:span><text:span text:style-name="T9">тобы функция начала выполнение её нужно </text:span><text:span text:style-name="T119">вызвать</text:span><text:span text:style-name="T9">. </text:span><text:span text:style-name="T94">Вызов функции</text:span><text:span text:style-name="T55"> осуществляется так: </text:span><text:span text:style-name="T56">сначала записывается имя функции, затем открывающая круглая скобка «(», затем параметры функции (если есть) </text:span><text:span text:style-name="T65">через запятую</text:span><text:span text:style-name="T56">, затем закрывающая круглая скобка «)». </text:span><text:span text:style-name="T57">После выполнения функции вместо этой записи подставляется </text:span><text:span text:style-name="T59">значение функции, поэтому </text:span><text:span text:style-name="T44">вызов функции можно использовать </text:span><text:span text:style-name="T45">везде, где допустимо записывать некое значение</text:span><text:span text:style-name="T60">. </text:span><text:span text:style-name="T64">Примеры:</text:span></text:p>
      <text:p text:style-name="P58">print() <text:span text:style-name="T133"># это пример вызова функции </text:span><text:span text:style-name="T135">print </text:span><text:span text:style-name="T133">без параметров</text:span></text:p>
      <text:p text:style-name="P59">print(<text:span text:style-name="T126">"</text:span>Привет !<text:span text:style-name="T126">"</text:span>) <text:span text:style-name="T133"># вызов функции </text:span><text:span text:style-name="T135">print </text:span><text:span text:style-name="T133">с параметром — </text:span><text:span text:style-name="T136">строкой «Привет !»</text:span></text:p>
      <text:p text:style-name="P60">x = <text:span text:style-name="T132">input() </text:span><text:span text:style-name="T134"># записываем в переменную х результат функции input</text:span></text:p>
      <text:p text:style-name="P106"><text:span text:style-name="T90">Вывод текста в терминал</text:span> осуществляется с помощью функции print. <text:span text:style-name="T253">В качестве параметров функции print можно указать любые значения (а значит и выражения, и вызовы других функций), записанные через запятую. print выведет их, разделяя пробелами, а в конце сделает перенос строки.</text:span></text:p>
      <text:p text:style-name="P20"><text:span text:style-name="T101">Чтобы print в конце не делал перенос строки</text:span><text:span text:style-name="T253">, в конце списка параметров, перед закрывающей скобкой, нужно записать </text:span><text:span text:style-name="T69">end=</text:span><text:span text:style-name="T124">""</text:span><text:span text:style-name="T126">. </text:span><text:span text:style-name="T127">Вместо пустых кавычек можно записать другой символ или даже строку в кавычках. Тогда в самом конце print выведет на экран то, что записано в </text:span><text:span text:style-name="T128">этих </text:span><text:span text:style-name="T127">кавычках.</text:span></text:p>
      <text:p text:style-name="P23"><text:span text:style-name="T131">Ч</text:span><text:span text:style-name="T130">тобы print разделял выводимые значения не пробелом, а чем-то другим</text:span><text:span text:style-name="T125">, то в самом конце списка параметров, но до параметра end (если он есть) нужно указать параметр sep: </text:span><text:span text:style-name="T123">sep=</text:span><text:span text:style-name="T124">";"</text:span><text:span text:style-name="T126">. </text:span><text:span text:style-name="T129">Тогда выводимые значения будут разделяться той строкой, которая указана в кавычках при sep.</text:span><text:span text:style-name="T126"> </text:span></text:p>
      <text:p text:style-name="P51">Примеры:</text:p>
      <text:p text:style-name="P65">print(<text:span text:style-name="T126">"</text:span>Привет !<text:span text:style-name="T126">"</text:span>)</text:p>
      <text:p text:style-name="P65">print ( 101 )</text:p>
      <text:p text:style-name="P65">print( (2 + 3) * 6 )</text:p>
      <text:p text:style-name="P65">print( 123, end=<text:span text:style-name="T126">""</text:span> )</text:p>
      <text:p text:style-name="код">print( 1,2,3,4, sep=";", end="" )</text:p>
      <text:p text:style-name="P22">Функция print не возвращает никакого значения и имеет побочный эффект — <text:span text:style-name="T255">в текстовом терминале появляется текст</text:span>.</text:p>
      <text:p text:style-name="P21"><text:span text:style-name="T77">Приём данных из текстового терминала</text:span><text:span text:style-name="T254"> осуществляется с помощью функции input. После вызова функция input показывает в текстовом терминале мигающий курсор, что означает, что она ожидает данных от пользователя программы. После того как будет введён какой-нибудь текст и нажата клавиша Enter, функция input завершится и вернёт введённую строку текста. Т.к. функция input возвращает значение аналогично выражениям, то мы должны записать его в переменную, чтобы не потерять или применить в другом выражении.</text:span></text:p>
      <text:p text:style-name="P66"><text:span text:style-name="T256">S</text:span> = input() <text:span text:style-name="T183"># теперь в S строка текста, которую ввели с клавиатуры</text:span></text:p>
      <text:p text:style-name="Horizontal_20_Line"/>
      <text:p text:style-name="P24">В Python <text:span text:style-name="T257">есть различные типы данных. Пока мы встретились с целочисленным типом («int») и со строками («str»). Иногда нужно переводить данные одного типа в другой. В случае со строками и целыми числами это можно сделать с помощью одноимённых функций:</text:span></text:p>
      <text:p text:style-name="P67">x = str(3) <text:span text:style-name="T133"># теперь в x хранится строка "3"</text:span></text:p>
      <text:p text:style-name="P67">z = int("45") <text:span text:style-name="T133"># теперь в z хранится число 45</text:span></text:p>
      <text:p text:style-name="Text_20_body">То есть, <text:span text:style-name="T98">функция str переводит число в строку, а функция int переводит строку в число</text:span>.</text:p>
      <text:p text:style-name="P27">Функции int можно указать необязательный параметр base (он должен идти в конце списка параметров), который указывает в какой системе счисления записано число, содержащееся в строке:</text:p>
      <text:p text:style-name="P68">m = int(<text:span text:style-name="T258">"</text:span>101<text:span text:style-name="T258">", </text:span>base=2)<text:tab/><text:span text:style-name="T184"># теперь в m хранится число 5, потому что 101 в</text:span></text:p>
      <text:p text:style-name="P62"><text:tab/><text:tab/><text:tab/><text:tab/><text:tab/># двоичной системе счисления это 5 в десятичной</text:p>
      <text:p text:style-name="Horizontal_20_Line"/>
      <text:p text:style-name="Text_20_body"/>
      <text:p text:style-name="P107">С числами в Python можно производить <text:span text:style-name="T77">арифметические операции</text:span>, <text:span text:style-name="T262">получая арифметические выражения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14">Операция</text:p>
          </table:table-cell>
          <table:table-cell table:style-name="Таблица1.A1" office:value-type="string">
            <text:p text:style-name="P115">Пример <text:span text:style-name="T280">выражения</text:span></text:p>
          </table:table-cell>
          <table:table-cell table:style-name="Таблица1.C1" office:value-type="string">
            <text:p text:style-name="P119">Описание</text:p>
          </table:table-cell>
        </table:table-row>
        <table:table-row>
          <table:table-cell table:style-name="Таблица1.A2" office:value-type="string">
            <text:p text:style-name="P121">+</text:p>
          </table:table-cell>
          <table:table-cell table:style-name="Таблица1.A2" office:value-type="string">
            <text:p text:style-name="P122">x + y</text:p>
          </table:table-cell>
          <table:table-cell table:style-name="Таблица1.C2" office:value-type="string">
            <text:p text:style-name="P117">сложение</text:p>
          </table:table-cell>
        </table:table-row>
        <table:table-row>
          <table:table-cell table:style-name="Таблица1.A2" office:value-type="string">
            <text:p text:style-name="P124">-</text:p>
          </table:table-cell>
          <table:table-cell table:style-name="Таблица1.A2" office:value-type="string">
            <text:p text:style-name="P122">x - y</text:p>
          </table:table-cell>
          <table:table-cell table:style-name="Таблица1.C2" office:value-type="string">
            <text:p text:style-name="P120">вычитание</text:p>
          </table:table-cell>
        </table:table-row>
        <table:table-row>
          <table:table-cell table:style-name="Таблица1.A2" office:value-type="string">
            <text:p text:style-name="P124">*</text:p>
          </table:table-cell>
          <table:table-cell table:style-name="Таблица1.A2" office:value-type="string">
            <text:p text:style-name="P122">x * y</text:p>
          </table:table-cell>
          <table:table-cell table:style-name="Таблица1.C2" office:value-type="string">
            <text:p text:style-name="P120">умножение</text:p>
          </table:table-cell>
        </table:table-row>
        <table:table-row>
          <table:table-cell table:style-name="Таблица1.A2" office:value-type="string">
            <text:p text:style-name="P124">/</text:p>
          </table:table-cell>
          <table:table-cell table:style-name="Таблица1.A2" office:value-type="string">
            <text:p text:style-name="P122">x / y</text:p>
          </table:table-cell>
          <table:table-cell table:style-name="Таблица1.C2" office:value-type="string">
            <text:p text:style-name="P116"><text:span text:style-name="T282">деление</text:span> <text:span text:style-name="T263">(возвращает дробное число — тип </text:span><text:span text:style-name="T266">float</text:span><text:span text:style-name="T263">)</text:span></text:p>
          </table:table-cell>
        </table:table-row>
        <table:table-row>
          <table:table-cell table:style-name="Таблица1.A2" office:value-type="string">
            <text:p text:style-name="P124">//</text:p>
          </table:table-cell>
          <table:table-cell table:style-name="Таблица1.A2" office:value-type="string">
            <text:p text:style-name="P123">x // y</text:p>
          </table:table-cell>
          <table:table-cell table:style-name="Таблица1.C2" office:value-type="string">
            <text:p text:style-name="P118">деление с округлением <text:span text:style-name="T281">в сторону минус бесконечности — возвращает целое число </text:span><text:span text:style-name="T6">(</text:span><text:span text:style-name="T267">int</text:span><text:span text:style-name="T6">)</text:span></text:p>
          </table:table-cell>
        </table:table-row>
        <table:table-row>
          <table:table-cell table:style-name="Таблица1.A2" office:value-type="string">
            <text:p text:style-name="P124">%</text:p>
          </table:table-cell>
          <table:table-cell table:style-name="Таблица1.A2" office:value-type="string">
            <text:p text:style-name="P122">x % y</text:p>
          </table:table-cell>
          <table:table-cell table:style-name="Таблица1.C2" office:value-type="string">
            <text:p text:style-name="P116">остаток от деления</text:p>
          </table:table-cell>
        </table:table-row>
        <table:table-row>
          <table:table-cell table:style-name="Таблица1.A2" office:value-type="string">
            <text:p text:style-name="P124">**</text:p>
          </table:table-cell>
          <table:table-cell table:style-name="Таблица1.A2" office:value-type="string">
            <text:p text:style-name="P122">x ** y</text:p>
          </table:table-cell>
          <table:table-cell table:style-name="Таблица1.C2" office:value-type="string">
            <text:p text:style-name="P116">возведение в степень</text:p>
          </table:table-cell>
        </table:table-row>
      </table:table>
      <text:p text:style-name="P96"/>
      <text:p text:style-name="P97">Также есть операция «-», которая применяется к одному числу или переменной — она (как и в математике) меняет знак числа. <text:span text:style-name="T283">Например:</text:span></text:p>
      <text:p text:style-name="код"><text:span text:style-name="T284">x = </text:span>-z</text:p>
      <text:p text:style-name="P113"/>
      <text:p text:style-name="P28">Если в программе необходимо проверить какое-то условие на истинность и выполнить один набор команд, если оно истинно, и другой — если нет, то для этого используется <text:span text:style-name="T77">условная инструкция if</text:span>. <text:span text:style-name="T293">Также она называется операцией ветвления. Пример:</text:span></text:p>
      <text:p text:style-name="P69">x = <text:span text:style-name="T286">int( input() ) </text:span><text:span text:style-name="T185"># считываем с клавиатуры строку, преобразуем в число</text:span></text:p>
      <text:p text:style-name="P69">if x % <text:span text:style-name="T285">2</text:span> == 0:<text:tab/><text:tab/><text:tab/><text:span text:style-name="T186"># если остаток от деления на 2 нулевой:</text:span></text:p>
      <text:p text:style-name="P69"><text:span text:style-name="T98"><text:s text:c="4"/></text:span>print(<text:span text:style-name="T258">"x чётное"</text:span>)<text:tab/><text:span text:style-name="T186"># сообщаем, что число чётное</text:span></text:p>
      <text:p text:style-name="P69">else:<text:tab/><text:tab/><text:tab/><text:tab/><text:span text:style-name="T186"># иначе:</text:span></text:p>
      <text:p text:style-name="P69"><text:span text:style-name="T98"><text:s text:c="4"/></text:span>print(<text:span text:style-name="T258">"x нечётное"</text:span>)<text:tab/><text:span text:style-name="T186"># сообщаем, что число нечётное</text:span></text:p>
      <text:p text:style-name="P29"><text:span text:style-name="T287">Выше приведена программа с использованием условной инструкции. Она записывается так: сначала слово </text:span><text:span text:style-name="T70">if</text:span><text:span text:style-name="T288">, затем пробел, затем </text:span><text:span text:style-name="T78">условное выражение</text:span><text:span text:style-name="T288">, затем двоеточие, затем (внимание на отступ - выделён жёлтым ) набор инструкций, которые нужно выполнить, если условие истинно, затем (на том же уровне, что if) слово </text:span><text:span text:style-name="T70">else</text:span><text:span text:style-name="T288">, затем двоеточие, затем с отступом — набор инструкций, которые нужно выполнить, если условие ложно.</text:span></text:p>
      <text:p text:style-name="P34"><text:span text:style-name="T98">Писать else и соответствующие ему инструкции необязательно</text:span> — в таком случае программа будет что-то делать только если условие при if истинно.</text:p>
      <text:p text:style-name="P35">После записи if и<text:span text:style-name="T301">ли</text:span> else в соответствующей ветке обязательно должна идти хотя бы одна инструкция. Если там не должно быть ничего, то <text:span text:style-name="T98">пригодится инструкция </text:span><text:span text:style-name="T86">pass</text:span><text:span text:style-name="T98">, которая ничего не делает</text:span>.</text:p>
      <text:p text:style-name="P36">Отступы очень важны — по ним Python понимает когда заканчивается набор инструкций ветки условного выражения.</text:p>
      <text:p text:style-name="P30"><text:span text:style-name="T98">Отступы должны состоять из 4-х пробелов</text:span>. Хороший редактор (например, Notepad++, Visual Studio Code, Sublime Text) или даже среда разработки (PyCharm, <text:span text:style-name="T292">Wing IDE, IDLE</text:span>) <text:span text:style-name="T292">сам сделает правильный отступ как только вы нажмёте Enter после двоеточия на строке с if или else.</text:span></text:p>
      <text:p text:style-name="P108"><text:span text:style-name="T288">Условное выражение — это выражение типа </text:span><text:span text:style-name="T79">bool</text:span><text:span text:style-name="T289">, которое может принимать значения </text:span><text:span text:style-name="T81">True</text:span><text:span text:style-name="T289"> и </text:span><text:span text:style-name="T81">False</text:span><text:span text:style-name="T289"> — Истина и Ложь соответственно. Значения </text:span><text:span text:style-name="T81">True</text:span><text:span text:style-name="T289"> и </text:span><text:span text:style-name="T81">False</text:span> <text:span text:style-name="T295">получаются в результате </text:span><text:span text:style-name="T80">операций </text:span><text:span text:style-name="T82">сравнения</text:span><text:span text:style-name="T290">:</text:span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125">Операция</text:p>
          </table:table-cell>
          <table:table-cell table:style-name="Таблица2.A1" office:value-type="string">
            <text:p text:style-name="P125">Пример <text:span text:style-name="T294">выражения</text:span></text:p>
          </table:table-cell>
          <table:table-cell table:style-name="Таблица2.C1" office:value-type="string">
            <text:p text:style-name="P125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130">==</text:p>
          </table:table-cell>
          <table:table-cell table:style-name="Таблица2.A2" office:value-type="string">
            <text:p text:style-name="P131">x == 2</text:p>
          </table:table-cell>
          <table:table-cell table:style-name="Таблица2.C2" office:value-type="string">
            <text:p text:style-name="P128"><text:span text:style-name="T66">Проверка на равенство. </text:span><text:span text:style-name="T269">True</text:span> <text:span text:style-name="T9">если значения справа и слева равны, </text:span><text:span text:style-name="T67">иначе </text:span><text:span text:style-name="T270">False</text:span></text:p>
          </table:table-cell>
        </table:table-row>
        <table:table-row>
          <table:table-cell table:style-name="Таблица2.A2" office:value-type="string">
            <text:p text:style-name="P135">!<text:span text:style-name="T291">=</text:span></text:p>
          </table:table-cell>
          <table:table-cell table:style-name="Таблица2.A2" office:value-type="string">
            <text:p text:style-name="P131">x != 0</text:p>
          </table:table-cell>
          <table:table-cell table:style-name="Таблица2.C2" office:value-type="string">
            <text:p text:style-name="P129">Проверка на неравенство</text:p>
          </table:table-cell>
        </table:table-row>
        <table:table-row>
          <table:table-cell table:style-name="Таблица2.A2" office:value-type="string">
            <text:p text:style-name="P132">&gt;</text:p>
          </table:table-cell>
          <table:table-cell table:style-name="Таблица2.A2" office:value-type="string">
            <text:p text:style-name="P131">x &gt; -1</text:p>
          </table:table-cell>
          <table:table-cell table:style-name="Таблица2.C2" office:value-type="string">
            <text:p text:style-name="P129">Больше</text:p>
          </table:table-cell>
        </table:table-row>
        <table:table-row>
          <table:table-cell table:style-name="Таблица2.A2" office:value-type="string">
            <text:p text:style-name="P132">&gt;=</text:p>
          </table:table-cell>
          <table:table-cell table:style-name="Таблица2.A2" office:value-type="string">
            <text:p text:style-name="P131">x &gt;= 10</text:p>
          </table:table-cell>
          <table:table-cell table:style-name="Таблица2.C2" office:value-type="string">
            <text:p text:style-name="P126">Больше или равно</text:p>
          </table:table-cell>
        </table:table-row>
        <table:table-row>
          <table:table-cell table:style-name="Таблица2.A2" office:value-type="string">
            <text:p text:style-name="P132">&lt;</text:p>
          </table:table-cell>
          <table:table-cell table:style-name="Таблица2.A2" office:value-type="string">
            <text:p text:style-name="P131">x &lt; 10</text:p>
          </table:table-cell>
          <table:table-cell table:style-name="Таблица2.C2" office:value-type="string">
            <text:p text:style-name="P126">Меньше</text:p>
          </table:table-cell>
        </table:table-row>
        <table:table-row>
          <table:table-cell table:style-name="Таблица2.A2" office:value-type="string">
            <text:p text:style-name="P132">&lt;=</text:p>
          </table:table-cell>
          <table:table-cell table:style-name="Таблица2.A2" office:value-type="string">
            <text:p text:style-name="P131">x &lt;= 10</text:p>
          </table:table-cell>
          <table:table-cell table:style-name="Таблица2.C2" office:value-type="string">
            <text:p text:style-name="P126">Меньше или равно</text:p>
          </table:table-cell>
        </table:table-row>
      </table:table>
      <text:p text:style-name="P98"/>
      <text:p text:style-name="P99"><text:span text:style-name="T296">С логическими значениями можно производить 3 действия: </text:span><text:span text:style-name="T83">not</text:span><text:span text:style-name="T296">, </text:span><text:span text:style-name="T83">or</text:span><text:span text:style-name="T296"> и </text:span><text:span text:style-name="T83">and</text:span>:</text:p>
      <text:p text:style-name="P101"><text:span text:style-name="T77">not</text:span> — логическое отрицание — оно инвертирует логическое значение</text:p>
      <text:p text:style-name="P101"><text:span text:style-name="T77">or</text:span> — логическое сложение — истинно, если хотя бы одно из двух окружающих его значений истинно</text:p>
      <text:p text:style-name="P101"><text:span text:style-name="T77">and</text:span> — логическое умножение — истинно только если оба окружающих его значения истинны</text:p>
      <text:p text:style-name="P100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7">Выражение</text:p>
          </table:table-cell>
          <table:table-cell table:style-name="Таблица3.B1" office:value-type="string">
            <text:p text:style-name="P127">Значение</text:p>
          </table:table-cell>
        </table:table-row>
        <table:table-row>
          <table:table-cell table:style-name="Таблица3.A2" office:value-type="string">
            <text:p text:style-name="P133">not True</text:p>
          </table:table-cell>
          <table:table-cell table:style-name="Таблица3.B2" office:value-type="string">
            <text:p text:style-name="P133">False</text:p>
          </table:table-cell>
        </table:table-row>
        <table:table-row>
          <table:table-cell table:style-name="Таблица3.A2" office:value-type="string">
            <text:p text:style-name="P133">not False</text:p>
          </table:table-cell>
          <table:table-cell table:style-name="Таблица3.B2" office:value-type="string">
            <text:p text:style-name="P133">True</text:p>
          </table:table-cell>
        </table:table-row>
        <table:table-row>
          <table:table-cell table:style-name="Таблица3.A2" office:value-type="string">
            <text:p text:style-name="P133">True and True</text:p>
          </table:table-cell>
          <table:table-cell table:style-name="Таблица3.B2" office:value-type="string">
            <text:p text:style-name="P133">True</text:p>
          </table:table-cell>
        </table:table-row>
        <table:table-row>
          <table:table-cell table:style-name="Таблица3.A2" office:value-type="string">
            <text:p text:style-name="P133">True and False</text:p>
          </table:table-cell>
          <table:table-cell table:style-name="Таблица3.B2" office:value-type="string">
            <text:p text:style-name="P133">False</text:p>
          </table:table-cell>
        </table:table-row>
        <table:table-row>
          <table:table-cell table:style-name="Таблица3.A2" office:value-type="string">
            <text:p text:style-name="P133">False and True</text:p>
          </table:table-cell>
          <table:table-cell table:style-name="Таблица3.B2" office:value-type="string">
            <text:p text:style-name="P133">False</text:p>
          </table:table-cell>
        </table:table-row>
        <table:table-row>
          <table:table-cell table:style-name="Таблица3.A2" office:value-type="string">
            <text:p text:style-name="P133">False and False</text:p>
          </table:table-cell>
          <table:table-cell table:style-name="Таблица3.B2" office:value-type="string">
            <text:p text:style-name="P133">False</text:p>
          </table:table-cell>
        </table:table-row>
        <table:table-row>
          <table:table-cell table:style-name="Таблица3.A2" office:value-type="string">
            <text:p text:style-name="P133">True or True</text:p>
          </table:table-cell>
          <table:table-cell table:style-name="Таблица3.B2" office:value-type="string">
            <text:p text:style-name="P133">True</text:p>
          </table:table-cell>
        </table:table-row>
        <table:table-row>
          <table:table-cell table:style-name="Таблица3.A2" office:value-type="string">
            <text:p text:style-name="P133">True or False</text:p>
          </table:table-cell>
          <table:table-cell table:style-name="Таблица3.B2" office:value-type="string">
            <text:p text:style-name="P133">True</text:p>
          </table:table-cell>
        </table:table-row>
        <table:table-row table:style-name="Таблица3.1">
          <table:table-cell table:style-name="Таблица3.A2" office:value-type="string">
            <text:p text:style-name="P134">False or True</text:p>
          </table:table-cell>
          <table:table-cell table:style-name="Таблица3.B2" office:value-type="string">
            <text:p text:style-name="P134">True</text:p>
          </table:table-cell>
        </table:table-row>
        <table:table-row>
          <table:table-cell table:style-name="Таблица3.A2" office:value-type="string">
            <text:p text:style-name="P134">False or False</text:p>
          </table:table-cell>
          <table:table-cell table:style-name="Таблица3.B2" office:value-type="string">
            <text:p text:style-name="P134">False</text:p>
          </table:table-cell>
        </table:table-row>
      </table:table>
      <text:p text:style-name="P100"/>
      <text:p text:style-name="P102">В логических выражениях можно применять скобки (они имеют наивысший приоритет). По убыванию приоритета логические операции располагаются так: not — and — or.</text:p>
      <text:p text:style-name="P102"/>
      <text:p text:style-name="P103"/>
      <text:p text:style-name="P105"><text:span text:style-name="T98">Если нужно обеспечить ветвление больше, чем на 2 ветви, то есть 2 способа</text:span>:</text:p>
      <text:p text:style-name="P104"/>
      <text:list xml:id="list1807565998" text:style-name="L1">
        <text:list-item>
          <text:p text:style-name="P136">Вложенная операция if — внутри блока инструкций каждой из веток могут быть другие операции if. Пример:</text:p>
          <text:p text:style-name="P145"/>
          <text:p text:style-name="P141">x = int(input())</text:p>
          <text:p text:style-name="P142">if x &gt;= 0:</text:p>
          <text:p text:style-name="P138"><text:s text:c="4"/><text:span text:style-name="T299">if x % 2 == 0:</text:span></text:p>
          <text:p text:style-name="P139"><text:s text:c="8"/><text:span text:style-name="T299">print("неотрицательное чётное")</text:span></text:p>
          <text:p text:style-name="P138"><text:s text:c="4"/><text:span text:style-name="T299">else:</text:span></text:p>
          <text:p text:style-name="P139"><text:s text:c="8"/><text:span text:style-name="T299">print("неотрицательное нечётное")</text:span></text:p>
          <text:p text:style-name="P142">else:</text:p>
          <text:p text:style-name="P138"><text:s text:c="4"/><text:span text:style-name="T299">if x % 2 == 0:</text:span></text:p>
          <text:p text:style-name="P138"><text:s text:c="8"/><text:span text:style-name="T299">print("отрицательное чётное")</text:span></text:p>
          <text:p text:style-name="P138"><text:s text:c="4"/><text:span text:style-name="T299">else:</text:span></text:p>
          <text:p text:style-name="P138"><text:s text:c="8"/><text:span text:style-name="T299">print("отрицательное нечётное")</text:span><text:line-break/></text:p>
        </text:list-item>
        <text:list-item>
          <text:p text:style-name="P137">Использовать необязательные блоки elif. <text:span text:style-name="T298">Пример:</text:span></text:p>
          <text:p text:style-name="P137"/>
          <text:p text:style-name="P140">x = int(input())</text:p>
          <text:p text:style-name="P143">if x == 0:</text:p>
          <text:p text:style-name="P143"><text:s text:c="4"/>print("x равен нулю")</text:p>
          <text:p text:style-name="P143">elif x == 1:</text:p>
          <text:p text:style-name="P143"><text:s text:c="4"/>print("x равен единице")</text:p>
          <text:p text:style-name="P143">elif x == 2:</text:p>
          <text:p text:style-name="P143"><text:s text:c="4"/>print("x равен двойке")</text:p>
          <text:p text:style-name="P143">else:</text:p>
          <text:p text:style-name="P143"><text:s text:c="4"/>print("x — большое число")</text:p>
          <text:p text:style-name="P140"/>
        </text:list-item>
      </text:list>
      <text:p text:style-name="P31"><text:span text:style-name="T98">Блоков elif может быть неограниченное количество</text:span>. <text:span text:style-name="T300">Они должны идти после if и до else.</text:span></text:p>
      <text:p text:style-name="P32">Важно понимать, что условия при if и elif проверяются последовательно сверху вниз и как только найдено условие, которое возвращает True, то выполняется соответствующая ветка инструкций, а затем программа продолжается с того места, где заканчивается запись условной инструкции if. Т.е. <text:s/><text:span text:style-name="T98">в инструкции if-elif-else сработать может только одн</text:span><text:span text:style-name="T102">о условие</text:span><text:span text:style-name="T98"> — </text:span><text:span text:style-name="T103">остальные не проверяются </text:span><text:span text:style-name="T98">!</text:span></text:p>
      <text:p text:style-name="P109">Когда необходимо много раз выполнить однотипный набор инструкций, то полезны инструкции <text:span text:style-name="T77">while</text:span> и <text:span text:style-name="T77">for</text:span>, которые реализуют <text:span text:style-name="T77">циклы</text:span>.</text:p>
      <text:p text:style-name="P33">Пример цикла while:</text:p>
      <text:p text:style-name="P70">i = 0</text:p>
      <text:p text:style-name="P70">while i &lt; 10:<text:tab/><text:span text:style-name="T187"># пока i меньше 10</text:span></text:p>
      <text:p text:style-name="P70"><text:s text:c="4"/>i = i + 1<text:tab/><text:span text:style-name="T187"># увеличиваем i на 1</text:span></text:p>
      <text:p text:style-name="P39">Блок инструкций, записанных с отступом на строчках после while, называется <text:span text:style-name="T77">тело цикла</text:span>. <text:span text:style-name="T98">Тело цикла выполняется до тех пор пока условие при while истинно</text:span>. <text:span text:style-name="T98">Условие при while проверяется </text:span><text:span text:style-name="T72">перед</text:span><text:span text:style-name="T98"> каждой итерацией цикла</text:span>. <text:span text:style-name="T302">Таким образом когда i будет равен 9 условие будет ещё истинно и тело цикла начнёт выполняться — i увеличится на 1 и станет равным 10, далее условие при while не выполнится и цикл завершится. Тело цикла выполнится ровно 10 раз, но после завершения цикла i будет равен 10.</text:span></text:p>
      <text:p text:style-name="P40">Важно понимать, что если внутри тела цикла не изменяются переменные, влияющие на условие при while (если оно изначально истинно), то цикл будет бесконечным. <text:span text:style-name="T303">Если бы мы уменьшали i <text:s/>в цикле, то цикл был бы бесконечным.</text:span></text:p>
      <text:p text:style-name="Horizontal_20_Line"/>
      <text:p text:style-name="P41">В Python есть сложные типы данных, у которых значение состоит из нескольких других значений. Например, тип данных <text:span text:style-name="T77">список</text:span> (list). <text:span text:style-name="T304">Значения типа список записываются так:</text:span></text:p>
      <text:p text:style-name="P71">l = [1, 2, 3, 4]<text:tab/><text:tab/><text:span text:style-name="T133"># список чисел</text:span></text:p>
      <text:p text:style-name="P71">l = [1, 2.0, <text:span text:style-name="T297">"</text:span>abc<text:span text:style-name="T297">"</text:span>]<text:tab/><text:tab/><text:span text:style-name="T133"># в списке могут быть разнородные элементы</text:span></text:p>
      <text:p text:style-name="P37">Список — это последовательность значений. <text:span text:style-name="T305">Элементы списка</text:span> хранятся в том порядке, в котором они были записаны. <text:span text:style-name="T305">У каждого элемента списка есть номер — индекс. Индексы начинаются с нуля, т.е. индекс первого элемента — 0, а последнего — на 1 меньше длины списка.</text:span></text:p>
      <text:p text:style-name="P42">Мы можем считывать или изменять отдельные элементы списка, обратившись к ним по индексу. Пример:</text:p>
      <text:p text:style-name="P72">x = l[0]<text:tab/><text:tab/><text:span text:style-name="T133"># записываем в х </text:span><text:span text:style-name="T192">значение </text:span><text:span text:style-name="T133">перв</text:span><text:span text:style-name="T192">ого</text:span><text:span text:style-name="T133"> элемент</text:span><text:span text:style-name="T193">а</text:span><text:span text:style-name="T133"> списка</text:span></text:p>
      <text:p text:style-name="P72">l[1] = -7<text:tab/><text:tab/><text:span text:style-name="T133"># </text:span><text:span text:style-name="T194">значение </text:span><text:span text:style-name="T133">второ</text:span><text:span text:style-name="T194">го</text:span><text:span text:style-name="T133"> элемент</text:span><text:span text:style-name="T194">а</text:span><text:span text:style-name="T133"> списка заменяем на -7</text:span></text:p>
      <text:p text:style-name="P74">m = []<text:span text:style-name="T188"><text:tab/><text:tab/># так записывается пустой список, </text:span><text:span text:style-name="T189">в нём нет элементов</text:span></text:p>
      <text:p text:style-name="P77">del l[0]<text:span text:style-name="T190"><text:tab/><text:tab/># удаляет 0-й элемент списка. Нумерация сдвигается <text:tab/><text:tab/><text:tab/><text:tab/><text:tab/></text:span><text:span text:style-name="T196"># автоматически</text:span><text:span text:style-name="T190">.<text:line-break/><text:tab/><text:tab/><text:tab/></text:span><text:span text:style-name="T196"># </text:span><text:span text:style-name="T191">Кстати, с помощью del можно удалять любые переменные</text:span></text:p>
      <text:p text:style-name="P43">Если вы увидите, что после имени переменной идёт точка, затем ещё какое-то имя и круглые скобки <text:span text:style-name="T306">(с параметрами или без)</text:span>, как будто вызывается функция, то знайте что это вызывается <text:span text:style-name="T77">метод</text:span>, т.е. функция, привязанная к <text:span text:style-name="T307">этой</text:span> переменной. <text:span text:style-name="T308">Большинство методов приводят к побочным эффектам — обычно они изменяют ту переменную, через которую были вызваны. Ниже показан пример вызова метода списка:</text:span></text:p>
      <text:p text:style-name="P75">l.append(3)<text:tab/><text:span text:style-name="T133"># добавляет в конец списка </text:span><text:span text:style-name="T195">l </text:span><text:span text:style-name="T133">число 3</text:span></text:p>
      <text:p text:style-name="P76"/>
      <text:p text:style-name="P110">Для обработки последовательностей (например, списков) удобен <text:span text:style-name="T98">цикл </text:span><text:span text:style-name="T86">for</text:span>, который избавляет нас от необходимости высчитывать индексы и проверять, что мы не вышли за границы списка (попытка получить доступ к элементу с индексом равным или больше длины списка приводит к ошибке). Пример:</text:p>
      <text:p text:style-name="P73">l = [1, 2, 3, 4, 7]</text:p>
      <text:p text:style-name="P73">s = 0</text:p>
      <text:p text:style-name="P73">for i in l:<text:tab/><text:tab/><text:span text:style-name="T133"># для каждого элемента i из списка l</text:span></text:p>
      <text:p text:style-name="P73"><text:s text:c="4"/>s = s + i<text:tab/><text:tab/><text:span text:style-name="T133"># прибавить значение i к s</text:span></text:p>
      <text:p text:style-name="P44">При выполнении цикла for создаётся переменная i, в которую записываются последовательно значения элементов <text:span text:style-name="T310">списка</text:span>: от 0-го до последнего. <text:span text:style-name="T105">Тело цикла выполняется столько раз, сколько элементов в списке.</text:span><text:span text:style-name="T309"> При этом на каждой итерации i имеет разное значение — взятое из соответствующего элемента списка. </text:span><text:span text:style-name="T105">После того как цикл завершился переменная i больше не существует и обращение к ней вызовет ошибку.</text:span></text:p>
      <text:p text:style-name="P45">Таким образом, приведённая выше программа считает сумму <text:span text:style-name="T311">s </text:span>всех элементов в списке.</text:p>
      <text:p text:style-name="Horizontal_20_Line"/>
      <text:p text:style-name="P46">Цикл for может работать далеко не только со списками, а с любыми последовательностями. <text:span text:style-name="T312">Например, удобно </text:span><text:span text:style-name="T104">генерировать последовательности может функция </text:span><text:span text:style-name="T88">range</text:span><text:span text:style-name="T312">:</text:span></text:p>
      <text:p text:style-name="P78">range(10)<text:tab/><text:tab/><text:span text:style-name="T133"># создаёт последовательность от 0 до 9 (10 не включается)</text:span></text:p>
      <text:p text:style-name="P78">range(3,10)<text:tab/><text:span text:style-name="T133"># создаёт последовательность от 3 до 9 (10 не включается)</text:span></text:p>
      <text:p text:style-name="P78">range(3,10,2)<text:tab/><text:span text:style-name="T133"># создаёт последовательность </text:span><text:span text:style-name="T197">3, 5, 7, 9</text:span></text:p>
      <text:p text:style-name="P47">Как вы уже поняли, если range вызывается с одним параметром N, то отсчитывает от 0 до N-1 включительно с шагом 1. Если указаны 2 параметра, то первый — начало, а второй — конец, шаг <text:span text:style-name="T317">равен 1</text:span>. <text:span text:style-name="T313">Если указаны 3 параметра, то первый — начало, второй — конец, третий — шаг.</text:span></text:p>
      <text:p text:style-name="P48">range может <text:span text:style-name="T314">отсчитывать вниз:</text:span></text:p>
      <text:p text:style-name="P80">for i in <text:span text:style-name="T314">range(4,-4,-1)</text:span>:<text:tab/><text:tab/><text:span text:style-name="T133"># range используется в циклах for</text:span></text:p>
      <text:p text:style-name="P79"><text:s text:c="4"/>print(i)</text:p>
      <text:p text:style-name="P49"/>
      <text:p text:style-name="P49">Если нужно пройти в цикле по элементам списка и нужны их индексы, то это можно сделать так:</text:p>
      <text:p text:style-name="P81">l = [1, 2, 3, 6, 8]</text:p>
      <text:p text:style-name="P81">for i in range( <text:span text:style-name="T77">len</text:span>(l) ):<text:tab/><text:span text:style-name="T133"># функция len возвращает длину списка</text:span></text:p>
      <text:p text:style-name="P81"><text:tab/>print(<text:span text:style-name="T315">i, </text:span>l[i])<text:tab/><text:tab/><text:tab/><text:span text:style-name="T198"># выводим на экран индекс и значение элемента</text:span><text:span text:style-name="T133"><text:tab/><text:tab/><text:tab/><text:tab/><text:tab/><text:tab/></text:span><text:span text:style-name="T198"># списка через пробел</text:span></text:p>
      <text:p text:style-name="P82"><text:span text:style-name="T316">m</text:span> = <text:span text:style-name="T77">list</text:span>(range(3, 10, 2))<text:span text:style-name="T199"><text:tab/># последовательность, полученную с помощью <text:tab/><text:tab/><text:tab/><text:tab/><text:tab/><text:tab/><text:tab/># range, можно превратить в список </text:span><text:span text:style-name="T200">с помощью<text:line-break/><text:tab/><text:tab/><text:tab/><text:tab/><text:tab/><text:tab/># функции list</text:span></text:p>
      <text:p text:style-name="P63"/>
      <text:p text:style-name="P111">Операции и методы, которые можно применимы к любым последовательностям <text:span text:style-name="T318">(range, списки, строки)</text:span>:</text:p>
      <text:p text:style-name="P83">x in s <text:tab/><text:tab/><text:span text:style-name="T133"># </text:span><text:span text:style-name="T137">проверяет, что </text:span><text:span text:style-name="T138">элемент с</text:span><text:span text:style-name="T139">о</text:span><text:span text:style-name="T138"> значением </text:span><text:span text:style-name="T133">x </text:span><text:span text:style-name="T137">есть в <text:tab/><text:tab/><text:tab/><text:tab/><text:tab/><text:tab/></text:span><text:span text:style-name="T138"># </text:span><text:span text:style-name="T137">последовательности </text:span><text:span text:style-name="T138">s</text:span><text:span text:style-name="T137">.</text:span><text:span text:style-name="T140"> </text:span><text:span text:style-name="T137">Возвращает </text:span><text:span text:style-name="T133">True </text:span><text:span text:style-name="T137">или </text:span><text:span text:style-name="T133">False</text:span></text:p>
      <text:p text:style-name="код">x not in s <text:tab/><text:span text:style-name="T133"># </text:span><text:span text:style-name="T141">проверяет, что x нет среди элементов s</text:span></text:p>
      <text:p text:style-name="код">s[i]<text:tab/><text:tab/><text:span text:style-name="T201">#</text:span><text:span text:style-name="T133"> </text:span><text:span text:style-name="T137">возвращает </text:span><text:span text:style-name="T133">i-</text:span><text:span text:style-name="T137">й элемент последовательности </text:span><text:span text:style-name="T177">(i — целое число)</text:span><text:span text:style-name="T179">.</text:span><text:span text:style-name="T137"><text:line-break/><text:tab/><text:tab/></text:span><text:span text:style-name="T142"># </text:span><text:span text:style-name="T179">Н</text:span><text:span text:style-name="T137">умерация элементов </text:span><text:span text:style-name="T178">начинается </text:span><text:span text:style-name="T137">с нуля !</text:span></text:p>
      <text:p text:style-name="P84">s[i:j]<text:tab/><text:span text:style-name="T202"># </text:span><text:span text:style-name="T137">где </text:span><text:span text:style-name="T133">i, j – </text:span><text:span text:style-name="T202">целые </text:span><text:span text:style-name="T137">числа, </text:span><text:span text:style-name="T148">i меньше j</text:span><text:span text:style-name="T137"><text:line-break/><text:tab/><text:tab/></text:span><text:span text:style-name="T143"># </text:span><text:span text:style-name="T137">Возвращает </text:span><text:span text:style-name="T144">срез</text:span><text:span text:style-name="T137"> последовательности с </text:span><text:span text:style-name="T133">i-</text:span><text:span text:style-name="T137">го элемента до </text:span><text:span text:style-name="T133">j.<text:line-break/><text:tab/><text:tab/></text:span><text:span text:style-name="T203"># </text:span><text:span text:style-name="T133">s[j] </text:span><text:span text:style-name="T137">не включается.</text:span></text:p>
      <text:p text:style-name="P85"><text:span text:style-name="T9">s[i:j:</text:span>k<text:span text:style-name="T9">]<text:tab/></text:span><text:span text:style-name="T145"># </text:span><text:span text:style-name="T137">аналогично, но с шагом </text:span><text:span text:style-name="T133">k. s[::], s[1:], s[:5], s[-1], s[:-3], <text:tab/></text:span><text:span text:style-name="T251"># </text:span><text:span text:style-name="T133">s[::3], s[::-1] - </text:span><text:span text:style-name="T137">допустимые операции. </text:span><text:span text:style-name="T146">Если не указан первый<text:line-break/><text:tab/></text:span><text:span text:style-name="T180"># </text:span><text:span text:style-name="T146">индекс,</text:span><text:span text:style-name="T180"> </text:span><text:span text:style-name="T146">то отсчёт</text:span><text:span text:style-name="T176"> идёт </text:span><text:span text:style-name="T146">от начала. Если не указан второй индекс, то<text:line-break/><text:tab/></text:span><text:span text:style-name="T180"># </text:span><text:span text:style-name="T146">отсчёт </text:span><text:span text:style-name="T176">идёт </text:span><text:span text:style-name="T146">до конца.</text:span></text:p>
      <text:p text:style-name="код">len(s)<text:tab/><text:tab/><text:span text:style-name="T204">#</text:span><text:span text:style-name="T133"> </text:span><text:span text:style-name="T137">возвращает длину последовательности<text:line-break/></text:span>min(s)<text:tab/><text:tab/><text:span text:style-name="T206"># возвращает значение минимального элемента<text:line-break/></text:span>max(s)<text:tab/><text:tab/><text:span text:style-name="T205">#</text:span><text:span text:style-name="T133"> </text:span><text:span text:style-name="T137">возвраща</text:span><text:span text:style-name="T147">ет значение максимального элемента</text:span></text:p>
      <text:p text:style-name="код"><text:span text:style-name="T9">s.index(x)<text:tab/></text:span><text:span text:style-name="T149">#</text:span><text:span text:style-name="T137"> возвраща</text:span><text:span text:style-name="T149">е</text:span><text:span text:style-name="T137">т индекс, по которому элемент <text:s/>со значением х <text:tab/><text:tab/><text:tab/><text:tab/></text:span><text:span text:style-name="T149"># </text:span><text:span text:style-name="T137">встречается в последовательности в первый раз.<text:line-break/></text:span><text:span text:style-name="T9">s.index(x, </text:span>i<text:span text:style-name="T9">)<text:tab/><text:tab/></text:span><text:span text:style-name="T150">#</text:span><text:span text:style-name="T137"> </text:span><text:span text:style-name="T150">аналогично, но </text:span><text:span text:style-name="T137">и</text:span><text:span text:style-name="T175">щет</text:span><text:span text:style-name="T137"> начиная с индекса </text:span><text:span text:style-name="T133">i</text:span><text:line-break/><text:span text:style-name="T9">s.index(x, </text:span>i, j<text:span text:style-name="T9">)<text:tab/></text:span><text:span text:style-name="T151"># аналогично, но</text:span><text:span text:style-name="T137"> и</text:span><text:span text:style-name="T175">щет</text:span><text:span text:style-name="T137"> начиная с индекса </text:span><text:span text:style-name="T133">i </text:span><text:span text:style-name="T137">до индекса </text:span><text:span text:style-name="T133">j</text:span></text:p>
      <text:p text:style-name="код">s.count(x)<text:tab/><text:span text:style-name="T207">#</text:span><text:span text:style-name="T133"> </text:span><text:span text:style-name="T208">возвращает</text:span><text:span text:style-name="T137"> количество элементов </text:span><text:span text:style-name="T181">равных</text:span><text:span text:style-name="T137"> х в </text:span><text:span text:style-name="T152">s<text:line-break/></text:span><text:span text:style-name="T9">sum(s)</text:span><text:span text:style-name="T227"><text:tab/><text:tab/></text:span><text:span text:style-name="T228"># </text:span><text:span text:style-name="T155">возвращает сумму элементов </text:span><text:span text:style-name="T161">последовательности s</text:span></text:p>
      <text:p text:style-name="P38">Операции, применимые только к спискам:</text:p>
      <text:p text:style-name="P86">l1 + l2<text:tab/><text:tab/><text:span text:style-name="T133"># возвращает список, являющийся склейкой двух списков</text:span></text:p>
      <text:p text:style-name="P86">l * N<text:tab/><text:tab/><text:span text:style-name="T133"># возвращает список, являющийся повторением списка l N раз</text:span></text:p>
      <text:p text:style-name="код"><text:span text:style-name="T264">l[i:j] = m</text:span><text:span text:style-name="T271"><text:tab/></text:span><text:span text:style-name="T210"># </text:span><text:span text:style-name="T153">заменяет часть списка </text:span><text:span text:style-name="T224">l</text:span><text:span text:style-name="T209"> </text:span><text:span text:style-name="T153">с </text:span><text:span text:style-name="T224">i</text:span><text:span text:style-name="T209"> </text:span><text:span text:style-name="T153">по </text:span><text:span text:style-name="T224">j-1</text:span><text:span text:style-name="T209"> </text:span><text:span text:style-name="T153">элемент списком </text:span><text:span text:style-name="T224">m</text:span></text:p>
      <text:p text:style-name="код"><text:span text:style-name="T264">del l[i]</text:span><text:span text:style-name="T271"><text:tab/><text:tab/></text:span><text:span text:style-name="T210">#</text:span><text:span text:style-name="T209"> </text:span><text:span text:style-name="T153">удаляет </text:span><text:span text:style-name="T224">i</text:span><text:span text:style-name="T209">-</text:span><text:span text:style-name="T153">й элемент списка.<text:line-break/><text:tab/><text:tab/><text:tab/></text:span><text:span text:style-name="T154"># </text:span><text:span text:style-name="T153">Можно удалить несколько элементов: </text:span><text:span text:style-name="T224">del l[i:j]<text:line-break/><text:tab/><text:tab/><text:tab/></text:span><text:span text:style-name="T225"># </text:span><text:span text:style-name="T224">l[i:j:k] = m</text:span><text:span text:style-name="T209"> <text:s/></text:span><text:span text:style-name="T153">и </text:span><text:span text:style-name="T224">del l[i:j:k]</text:span><text:span text:style-name="T209"> – </text:span><text:span text:style-name="T153">допустимые операции</text:span></text:p>
      <text:p text:style-name="код"><text:span text:style-name="T264">l.append(x)</text:span><text:span text:style-name="T271"><text:tab/></text:span><text:span text:style-name="T211"># </text:span><text:span text:style-name="T153">добавляет в конец списка </text:span><text:span text:style-name="T224">l</text:span><text:span text:style-name="T209"> </text:span><text:span text:style-name="T153">значение переменной </text:span><text:span text:style-name="T224">x<text:line-break/></text:span><text:span text:style-name="T264">l.</text:span><text:span text:style-name="T276">clear()</text:span><text:span text:style-name="T272"><text:tab/><text:tab/></text:span><text:span text:style-name="T212">#</text:span><text:span text:style-name="T213"> </text:span><text:span text:style-name="T156">очищает список, </text:span><text:span text:style-name="T157">делая его пустым</text:span></text:p>
      <text:p text:style-name="P87"><text:span text:style-name="T9">l.copy()<text:tab/><text:tab/></text:span><text:span text:style-name="T158"># создаёт независимую копию списка</text:span></text:p>
      <text:p text:style-name="P88"><text:span text:style-name="T9">l.extend(m)<text:tab/></text:span><text:span text:style-name="T159"># добавляет в конец списка l значения из списка m</text:span></text:p>
      <text:p text:style-name="P64"><text:tab/><text:tab/><text:tab/># (работает аналогично l + m)</text:p>
      <text:p text:style-name="P89"><text:span text:style-name="T264">l.insert(i, x)</text:span><text:span text:style-name="T271"><text:tab/></text:span><text:span text:style-name="T232"># </text:span><text:span text:style-name="T153">вставляет в список </text:span><text:span text:style-name="T224">l</text:span><text:span text:style-name="T209"> </text:span><text:span text:style-name="T153">значение </text:span><text:span text:style-name="T224">x</text:span><text:span text:style-name="T209"> </text:span><text:span text:style-name="T153">по индексу </text:span><text:span text:style-name="T229">i</text:span></text:p>
      <text:p text:style-name="P89"><text:span text:style-name="T9">l.pop(i)<text:tab/><text:tab/></text:span><text:span text:style-name="T231">#</text:span><text:span text:style-name="T229"> </text:span><text:span text:style-name="T230">возвращает элемент по индексу i и удаляет его</text:span></text:p>
      <text:p text:style-name="код"><text:span text:style-name="T264">l.remove(x)</text:span><text:span text:style-name="T271"><text:tab/></text:span><text:span text:style-name="T214">#</text:span><text:span text:style-name="T209"> </text:span><text:span text:style-name="T153">удаляет из списка </text:span><text:span text:style-name="T224">l</text:span><text:span text:style-name="T209"> </text:span><text:span text:style-name="T153">первый найденный элемент, равный </text:span><text:span text:style-name="T224">x</text:span></text:p>
      <text:p text:style-name="код"><text:span text:style-name="T264">l.reverse()</text:span><text:span text:style-name="T271"><text:tab/></text:span><text:span text:style-name="T215">#</text:span><text:span text:style-name="T209"> </text:span><text:span text:style-name="T153">переворачивает список </text:span><text:span text:style-name="T224">l</text:span><text:span text:style-name="T209"> </text:span><text:span text:style-name="T153">задом наперёд</text:span></text:p>
      <text:p text:style-name="код"><text:soft-page-break/><text:span text:style-name="T264">l.sort()</text:span><text:span text:style-name="T271"><text:tab/><text:tab/></text:span><text:span text:style-name="T216">#</text:span><text:span text:style-name="T209"> </text:span><text:span text:style-name="T153">переставляет элементы списка </text:span><text:span text:style-name="T224">l</text:span><text:span text:style-name="T209"> </text:span><text:span text:style-name="T153">так, что он становится отсортированным по возрастанию. </text:span><text:span text:style-name="T224">l.sort(reverse=True)</text:span><text:span text:style-name="T209"> – </text:span><text:span text:style-name="T153">по убыванию</text:span></text:p>
      <text:p text:style-name="P52">Ещё один тип данных, <text:span text:style-name="T319">представляющий собой последовательность — </text:span><text:span text:style-name="T84">строка</text:span><text:span text:style-name="T319">. Строка это набор символов. Помимо операций, применимых ко всем последовательностям (см. Выше) у строк есть свои уникальные методы:</text:span></text:p>
      <text:p text:style-name="код"><text:span text:style-name="T264">s.capitalize()</text:span><text:span text:style-name="T271"><text:tab/></text:span><text:span text:style-name="T217">#</text:span><text:span text:style-name="T209"> </text:span><text:span text:style-name="T153">возвращает копию строки с первым символом, заменённым на <text:tab/><text:tab/><text:tab/><text:tab/></text:span><text:span text:style-name="T160"># </text:span><text:span text:style-name="T153">заглавный</text:span></text:p>
      <text:p text:style-name="P90"><text:span text:style-name="T264">s.endswith(x)</text:span><text:span text:style-name="T271"><text:tab/><text:tab/></text:span><text:span text:style-name="T218">#</text:span><text:span text:style-name="T209"> </text:span><text:span text:style-name="T153">проверяет, заканчивается ли строка </text:span><text:span text:style-name="T224">s</text:span><text:span text:style-name="T209"> </text:span><text:span text:style-name="T153">строкой </text:span><text:span text:style-name="T224">x</text:span><text:span text:style-name="T209">.<text:line-break/><text:tab/><text:tab/><text:tab/><text:tab/></text:span><text:span text:style-name="T218"># </text:span><text:span text:style-name="T153">Возвращает </text:span><text:span text:style-name="T224">True</text:span><text:span text:style-name="T209"> </text:span><text:span text:style-name="T153">или </text:span><text:span text:style-name="T224">False</text:span><text:span text:style-name="T209">.</text:span></text:p>
      <text:p text:style-name="P90"><text:span text:style-name="T277">s.startswith(x)<text:tab/></text:span><text:span text:style-name="T233"># </text:span><text:span text:style-name="T162">проверяет начинается ли строка </text:span><text:span text:style-name="T245">s</text:span><text:span text:style-name="T219"> </text:span><text:span text:style-name="T162">строкой </text:span><text:span text:style-name="T245">x</text:span><text:span text:style-name="T219">.</text:span></text:p>
      <text:p text:style-name="P91"><text:span text:style-name="T264">s.find(x)<text:tab/><text:tab/></text:span><text:span text:style-name="T246"># </text:span><text:span text:style-name="T153">возвращает индекс, с которого начинается первый найденный<text:line-break/><text:tab/><text:tab/><text:tab/></text:span><text:span text:style-name="T163"># </text:span><text:span text:style-name="T153">экземпляр подстроки </text:span><text:span text:style-name="T224">x</text:span><text:span text:style-name="T209"> </text:span><text:span text:style-name="T153">в строке </text:span><text:span text:style-name="T224">s</text:span><text:span text:style-name="T209">. </text:span><text:span text:style-name="T153">Если найти </text:span><text:span text:style-name="T224">x</text:span><text:span text:style-name="T209"> </text:span><text:span text:style-name="T153">не удалось,<text:line-break/><text:tab/><text:tab/><text:tab/></text:span><text:span text:style-name="T163"># </text:span><text:span text:style-name="T153">возвращает </text:span><text:span text:style-name="T226">-</text:span><text:span text:style-name="T224">1</text:span><text:span text:style-name="T164">.</text:span></text:p>
      <text:p text:style-name="P91"><text:span text:style-name="T278">s.rfind(x)<text:tab/></text:span><text:span text:style-name="T234"># </text:span><text:span text:style-name="T235">аналогично find, но </text:span><text:span text:style-name="T164">начинает поиск с конца строки.</text:span></text:p>
      <text:p text:style-name="код"><text:span text:style-name="T264">s.isalpha()</text:span><text:span text:style-name="T271"><text:tab/></text:span><text:span text:style-name="T236"># </text:span><text:span text:style-name="T153">возвращает </text:span><text:span text:style-name="T224">True</text:span><text:span text:style-name="T209"> </text:span><text:span text:style-name="T153">если в строке </text:span><text:span text:style-name="T224">s</text:span><text:span text:style-name="T209"> </text:span><text:span text:style-name="T153">есть хоть один символ<text:line-break/><text:tab/><text:tab/><text:tab/></text:span><text:span text:style-name="T165"># </text:span><text:span text:style-name="T166">и </text:span><text:span text:style-name="T153">все её символы — буквы. Иначе </text:span><text:span text:style-name="T224">False</text:span></text:p>
      <text:p text:style-name="код"><text:span text:style-name="T264">s.isdigit()</text:span><text:span text:style-name="T271"><text:tab/></text:span><text:span text:style-name="T237"># </text:span><text:span text:style-name="T153">возвращает </text:span><text:span text:style-name="T224">True</text:span><text:span text:style-name="T209"> </text:span><text:span text:style-name="T153">если в строке </text:span><text:span text:style-name="T224">s</text:span><text:span text:style-name="T209"> </text:span><text:span text:style-name="T153">есть хоть один символ<text:line-break/><text:tab/><text:tab/><text:tab/></text:span><text:span text:style-name="T167"># </text:span><text:span text:style-name="T153">и все её символы — цифры. Иначе </text:span><text:span text:style-name="T224">False</text:span></text:p>
      <text:p text:style-name="P92"><text:span text:style-name="T265">s.islower()</text:span><text:span text:style-name="T268"><text:tab/></text:span><text:span text:style-name="T247"># проверяет, что </text:span><text:span text:style-name="T209">все символы </text:span><text:span text:style-name="T220">строки</text:span><text:span text:style-name="T209"> — прописные буквы</text:span></text:p>
      <text:p text:style-name="P92"><text:span text:style-name="T265">s.isspace()</text:span><text:span text:style-name="T268"><text:tab/></text:span><text:span text:style-name="T247"># проверяет, что </text:span><text:span text:style-name="T209">в строке одни пробел</text:span><text:span text:style-name="T220">ы</text:span></text:p>
      <text:p text:style-name="P93"><text:span text:style-name="T265">s.istitle()</text:span><text:span text:style-name="T268"><text:tab/></text:span><text:span text:style-name="T247"># </text:span><text:span text:style-name="T249">проверяет, что</text:span><text:span text:style-name="T209"> строка начинается с заглавной буквы</text:span></text:p>
      <text:p text:style-name="P93"><text:span text:style-name="T265">s.isupper()</text:span><text:span text:style-name="T268"><text:tab/></text:span><text:span text:style-name="T248"># проверяет, что</text:span><text:span text:style-name="T209"> все символы строки — заглавные буквы</text:span></text:p>
      <text:p text:style-name="код"><text:span text:style-name="T264">s.join(l)</text:span><text:span text:style-name="T271"><text:tab/><text:tab/></text:span><text:span text:style-name="T238"># </text:span><text:span text:style-name="T153">возвращает строку, в которой записаны все элементы строки <text:tab/><text:tab/><text:tab/></text:span><text:span text:style-name="T168"># </text:span><text:span text:style-name="T153">или списка </text:span><text:span text:style-name="T224">l</text:span><text:span text:style-name="T209">, </text:span><text:span text:style-name="T169">а в каждом промежутке между ними находится<text:line-break/><text:tab/><text:tab/><text:tab/># копия строки s</text:span></text:p>
      <text:p text:style-name="код"><text:span text:style-name="T264">s.lower()</text:span><text:span text:style-name="T271"><text:tab/></text:span><text:span text:style-name="T239"># </text:span><text:span text:style-name="T153">возвращает копию строки, где все буквы </text:span><text:span text:style-name="T170">заменены на </text:span><text:span text:style-name="T171">строчные</text:span><text:span text:style-name="T170">.</text:span><text:span text:style-name="T48"> </text:span><text:span text:style-name="T279">s.upper()<text:tab/></text:span><text:span text:style-name="T240"># возвращает строку, где</text:span><text:span text:style-name="T170"> все буквы </text:span><text:span text:style-name="T172">заменены </text:span><text:span text:style-name="T170">на заглавные.</text:span><text:span text:style-name="T48"><text:line-break/></text:span><text:span text:style-name="T279">s.swapcase()</text:span><text:span text:style-name="T273"><text:tab/></text:span><text:span text:style-name="T221"># </text:span><text:span text:style-name="T172">возвращает строку, где регистр букв инвертирован —<text:line-break/><text:tab/><text:tab/><text:tab/></text:span><text:span text:style-name="T173"># </text:span><text:span text:style-name="T172">прописные буквы сделаны строчными, а строчные - прописными</text:span></text:p>
      <text:p text:style-name="код"><text:span text:style-name="T264">s.replace(</text:span><text:span text:style-name="T278">m, n</text:span><text:span text:style-name="T264">)<text:tab/></text:span><text:span text:style-name="T241"># </text:span><text:span text:style-name="T164">возвращает копию строки, где все подстроки </text:span><text:span text:style-name="T250">m</text:span><text:span text:style-name="T222"> </text:span><text:span text:style-name="T164">заменены <text:tab/><text:tab/><text:tab/><text:tab/></text:span><text:span text:style-name="T174"># </text:span><text:span text:style-name="T164">на строки </text:span><text:span text:style-name="T250">n</text:span></text:p>
      <text:p text:style-name="код"><text:span text:style-name="T264">s.split(x)</text:span><text:span text:style-name="T271"><text:tab/></text:span><text:span text:style-name="T242"># </text:span><text:span text:style-name="T153">разбивает строку </text:span><text:span text:style-name="T224">s</text:span><text:span text:style-name="T209"> </text:span><text:span text:style-name="T242">на список строк по подстроке x</text:span><text:span text:style-name="T209">.<text:line-break/><text:tab/></text:span><text:span text:style-name="T223"># Если не указывать параметр x, то разбивать будет по пробелам.</text:span></text:p>
      <text:p text:style-name="P94"><text:span text:style-name="T274">s.split(x, </text:span><text:span text:style-name="T275">N</text:span><text:span text:style-name="T274">)<text:tab/></text:span><text:span text:style-name="T243"># аналогично, но </text:span><text:span text:style-name="T244">N</text:span><text:span text:style-name="T243"> задаёт максимальное число разбиений</text:span></text:p>
      <text:p text:style-name="P112"><text:span text:style-name="T320">Решаемую задачу следует разбивать на простые подзадачи. Это помогает найти путь к решению и позволяет в каждый момент времени концентрироваться на небольшой задаче, а не держать в голове сразу много вещей. В программировании большую программу разбивают на </text:span><text:span text:style-name="T85">функции</text:span> (<text:span text:style-name="T322">см. стр. 2</text:span>)<text:span text:style-name="T321">, каждая из которых принимает данные(её параметры) выполняет одну конкретную задачу и возвращает данные. </text:span><text:span text:style-name="T106">Если функции не имеют побочных эффектов, а только возвращают данные, они называются </text:span><text:span text:style-name="T89">чистыми функциями</text:span><text:span text:style-name="T321">. Желательно стремиться к созданию только чистых функций — программы с ними просто понимать, легко изменять, и в них меньше ошибок.</text:span></text:p>
      <text:p text:style-name="P53">Создать свою функцию можно так:</text:p>
      <text:p text:style-name="P144">def my_func(a, b, c):<text:tab/><text:span text:style-name="T133"># </text:span><text:span text:style-name="T252">my_func – </text:span><text:span text:style-name="T182">имя функции</text:span><text:span text:style-name="T137"><text:line-break/><text:tab/><text:tab/><text:tab/><text:tab/><text:tab/></text:span><text:span text:style-name="T252"># </text:span><text:span text:style-name="T133">a, b </text:span><text:span text:style-name="T137">и с — параметры функции</text:span></text:p>
      <text:p text:style-name="P57"><text:tab/>return a + b + c<text:tab/><text:span text:style-name="T133"># return </text:span><text:span text:style-name="T137">завершает выполнение функции и возвращает <text:tab/><text:tab/><text:tab/><text:tab/><text:tab/></text:span><text:span text:style-name="T133"># </text:span><text:span text:style-name="T137">значение</text:span></text:p>
      <text:p text:style-name="P12">У функции может не быть параметров. Тогда внутри круглых скобок не ставится ничего.</text:p>
      <text:p text:style-name="P13">В примере выше <text:span text:style-name="T1">a, b, c – </text:span>это имена переменных, которые будут созданы для того, чтобы в них хранились параметры, с которыми эта функция будет вызвана. Эти переменные существуют только пока выполняется тело функции (набор инструкций, записанных с отступом после строки с <text:span text:style-name="T1">def</text:span>). <text:span text:style-name="T97">return</text:span><text:span text:style-name="T8"> </text:span><text:span text:style-name="T107">завершает выполнение функции и возвращает значение выражения, которое стоит после него</text:span><text:span text:style-name="T323">. Инструкций </text:span><text:span text:style-name="T7">return </text:span><text:span text:style-name="T323">может быть в функции несколько (например, внутри инструкции </text:span><text:span text:style-name="T7">if</text:span><text:span text:style-name="T323">). Функция может возвращать несколько значений (они автоматически объединяются в кортеж — неизменяемый список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" fo:font-family="'Fira Sans'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код" style:family="paragraph" style:parent-style-name="Text_20_body">
      <style:paragraph-properties fo:margin-left="1cm" fo:margin-right="0cm" fo:text-indent="0cm" style:auto-text-indent="false"/>
      <style:text-properties style:font-name="Fira Mono" fo:font-family="'Fira Mono'" style:font-style-name="Обычный" style:font-family-generic="modern" style:font-pitch="fixed" style:font-size-asian="10.5pt"/>
    </style:style>
    <style:style style:name="комментарий" style:family="paragraph" style:parent-style-name="Text_20_body">
      <style:paragraph-properties fo:margin-left="1cm" fo:margin-right="0cm" fo:text-indent="0cm" style:auto-text-indent="false"/>
      <style:text-properties fo:font-style="italic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6e25e1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  <loext:header-first>
        <text:p text:style-name="MP1"><text:page-number text:select-page="current">1</text:page-number></text:p>
      </loext:header-first>
      <style:header-left>
        <text:p text:style-name="MP2"><text:page-number text:select-page="current">8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14:00.875000000</meta:creation-date>
    <dc:date>2018-04-07T16:41:04.295000000</dc:date>
    <meta:editing-duration>PT7H4M1S</meta:editing-duration>
    <meta:editing-cycles>600</meta:editing-cycles>
    <meta:generator>LibreOffice/6.0.1.1$Windows_X86_64 LibreOffice_project/60bfb1526849283ce2491346ed2aa51c465abfe6</meta:generator>
    <meta:document-statistic meta:table-count="3" meta:image-count="0" meta:object-count="0" meta:page-count="11" meta:paragraph-count="250" meta:word-count="3375" meta:character-count="21978" meta:non-whitespace-character-count="18563"/>
  </office:meta>
</office:document-meta>
</file>